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228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gstroms from equilibrium reference</text:p>
          </table:table-cell>
          <table:table-cell office:value-type="string" calcext:value-type="string">
            <text:p>Error from CI</text:p>
          </table:table-cell>
          <table:table-cell office:value-type="string" calcext:value-type="string">
            <text:p>Log(Error from CI)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CI Energy</text:p>
          </table:table-cell>
          <table:table-cell office:value-type="string" calcext:value-type="string">
            <text:p>HF Energy</text:p>
          </table:table-cell>
          <table:table-cell office:value-type="string" calcext:value-type="string">
            <text:p>True E_corr</text:p>
          </table:table-cell>
          <table:table-cell office:value-type="string" calcext:value-type="string">
            <text:p>Error as percentage of correlation energy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782757746057894" calcext:value-type="float">
            <text:p>0.007827577460579</text:p>
          </table:table-cell>
          <table:table-cell table:formula="of:=LOG([.B2])" office:value-type="float" office:value="-2.10637262597415" calcext:value-type="float">
            <text:p>-2.10637262597415</text:p>
          </table:table-cell>
          <table:table-cell table:number-columns-repeated="2"/>
          <table:table-cell office:value-type="float" office:value="-4580.60168523533" calcext:value-type="float">
            <text:p>-4580.60168523533</text:p>
          </table:table-cell>
          <table:table-cell table:formula="of:=[.F2]-[.B2]" office:value-type="float" office:value="-4580.60951281279" calcext:value-type="float">
            <text:p>-4580.60951281279</text:p>
          </table:table-cell>
          <table:table-cell office:value-type="float" office:value="-4569.11060989327" calcext:value-type="float">
            <text:p>-4569.11060989327</text:p>
          </table:table-cell>
          <table:table-cell table:formula="of:=[.G2]-[.H2]" office:value-type="float" office:value="-11.4989029195258" calcext:value-type="float">
            <text:p>-11.4989029195258</text:p>
          </table:table-cell>
          <table:table-cell table:formula="of:=100-([.F2]-[.H2])/([.G2]-[.H2])*100" office:value-type="float" office:value="0.0680723849497298" calcext:value-type="float">
            <text:p>0.06807238494973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00187475790884552" calcext:value-type="float">
            <text:p>0.001874757908846</text:p>
          </table:table-cell>
          <table:table-cell table:formula="of:=LOG([.B3])" office:value-type="float" office:value="-2.72705480561125" calcext:value-type="float">
            <text:p>-2.72705480561125</text:p>
          </table:table-cell>
          <table:table-cell table:number-columns-repeated="2"/>
          <table:table-cell office:value-type="float" office:value="-4700.90910938307" calcext:value-type="float">
            <text:p>-4700.90910938307</text:p>
          </table:table-cell>
          <table:table-cell table:formula="of:=[.F3]-[.B3]" office:value-type="float" office:value="-4700.91098414098" calcext:value-type="float">
            <text:p>-4700.91098414098</text:p>
          </table:table-cell>
          <table:table-cell office:value-type="float" office:value="-4689.56511210942" calcext:value-type="float">
            <text:p>-4689.56511210942</text:p>
          </table:table-cell>
          <table:table-cell table:formula="of:=[.G3]-[.H3]" office:value-type="float" office:value="-11.3458720315639" calcext:value-type="float">
            <text:p>-11.3458720315639</text:p>
          </table:table-cell>
          <table:table-cell table:formula="of:=100-([.F3]-[.H3])/([.G3]-[.H3])*100" office:value-type="float" office:value="0.0165237004576966" calcext:value-type="float">
            <text:p>0.016523700457697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00157266482658015" calcext:value-type="float">
            <text:p>0.00157266482658</text:p>
          </table:table-cell>
          <table:table-cell table:formula="of:=LOG([.B4])" office:value-type="float" office:value="-2.8033638263133" calcext:value-type="float">
            <text:p>-2.8033638263133</text:p>
          </table:table-cell>
          <table:table-cell table:number-columns-repeated="2"/>
          <table:table-cell office:value-type="float" office:value="-4784.51941900623" calcext:value-type="float">
            <text:p>-4784.51941900623</text:p>
          </table:table-cell>
          <table:table-cell table:formula="of:=[.F4]-[.B4]" office:value-type="float" office:value="-4784.52099167105" calcext:value-type="float">
            <text:p>-4784.52099167105</text:p>
          </table:table-cell>
          <table:table-cell office:value-type="float" office:value="-4773.44403664529" calcext:value-type="float">
            <text:p>-4773.44403664529</text:p>
          </table:table-cell>
          <table:table-cell table:formula="of:=[.G4]-[.H4]" office:value-type="float" office:value="-11.0769550257601" calcext:value-type="float">
            <text:p>-11.0769550257601</text:p>
          </table:table-cell>
          <table:table-cell table:formula="of:=100-([.F4]-[.H4])/([.G4]-[.H4])*100" office:value-type="float" office:value="0.0141976276200637" calcext:value-type="float">
            <text:p>0.014197627620064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00174186441517206" calcext:value-type="float">
            <text:p>0.001741864415172</text:p>
          </table:table-cell>
          <table:table-cell table:formula="of:=LOG([.B5])" office:value-type="float" office:value="-2.75898565302197" calcext:value-type="float">
            <text:p>-2.75898565302197</text:p>
          </table:table-cell>
          <table:table-cell table:number-columns-repeated="2"/>
          <table:table-cell office:value-type="float" office:value="-4842.36654771215" calcext:value-type="float">
            <text:p>-4842.36654771215</text:p>
          </table:table-cell>
          <table:table-cell table:formula="of:=[.F5]-[.B5]" office:value-type="float" office:value="-4842.36828957656" calcext:value-type="float">
            <text:p>-4842.36828957656</text:p>
          </table:table-cell>
          <table:table-cell office:value-type="float" office:value="-4831.62410230507" calcext:value-type="float">
            <text:p>-4831.62410230507</text:p>
          </table:table-cell>
          <table:table-cell table:formula="of:=[.G5]-[.H5]" office:value-type="float" office:value="-10.7441872714926" calcext:value-type="float">
            <text:p>-10.7441872714926</text:p>
          </table:table-cell>
          <table:table-cell table:formula="of:=100-([.F5]-[.H5])/([.G5]-[.H5])*100" office:value-type="float" office:value="0.0162121561241548" calcext:value-type="float">
            <text:p>0.01621215612415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00138853896389393" calcext:value-type="float">
            <text:p>0.001388538963894</text:p>
          </table:table-cell>
          <table:table-cell table:formula="of:=LOG([.B6])" office:value-type="float" office:value="-2.85744192897335" calcext:value-type="float">
            <text:p>-2.85744192897335</text:p>
          </table:table-cell>
          <table:table-cell table:number-columns-repeated="2"/>
          <table:table-cell office:value-type="float" office:value="-4881.97511436422" calcext:value-type="float">
            <text:p>-4881.97511436422</text:p>
          </table:table-cell>
          <table:table-cell table:formula="of:=[.F6]-[.B6]" office:value-type="float" office:value="-4881.97650290319" calcext:value-type="float">
            <text:p>-4881.97650290319</text:p>
          </table:table-cell>
          <table:table-cell office:value-type="float" office:value="-4871.5058307801" calcext:value-type="float">
            <text:p>-4871.5058307801</text:p>
          </table:table-cell>
          <table:table-cell table:formula="of:=[.G6]-[.H6]" office:value-type="float" office:value="-10.4706721230841" calcext:value-type="float">
            <text:p>-10.4706721230841</text:p>
          </table:table-cell>
          <table:table-cell table:formula="of:=100-([.F6]-[.H6])/([.G6]-[.H6])*100" office:value-type="float" office:value="0.0132612209339413" calcext:value-type="float">
            <text:p>0.01326122093394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087914203136581" calcext:value-type="float">
            <text:p>0.000879142031366</text:p>
          </table:table-cell>
          <table:table-cell table:formula="of:=LOG([.B7])" office:value-type="float" office:value="-3.05594095603491" calcext:value-type="float">
            <text:p>-3.05594095603491</text:p>
          </table:table-cell>
          <table:table-cell table:number-columns-repeated="2"/>
          <table:table-cell office:value-type="float" office:value="-4908.67668082066" calcext:value-type="float">
            <text:p>-4908.67668082066</text:p>
          </table:table-cell>
          <table:table-cell table:formula="of:=[.F7]-[.B7]" office:value-type="float" office:value="-4908.6775599627" calcext:value-type="float">
            <text:p>-4908.6775599627</text:p>
          </table:table-cell>
          <table:table-cell office:value-type="float" office:value="-4898.34518321753" calcext:value-type="float">
            <text:p>-4898.34518321753</text:p>
          </table:table-cell>
          <table:table-cell table:formula="of:=[.G7]-[.H7]" office:value-type="float" office:value="-10.3323767451711" calcext:value-type="float">
            <text:p>-10.3323767451711</text:p>
          </table:table-cell>
          <table:table-cell table:formula="of:=100-([.F7]-[.H7])/([.G7]-[.H7])*100" office:value-type="float" office:value="0.00850861377871581" calcext:value-type="float">
            <text:p>0.00850861377871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0511695574215267" calcext:value-type="float">
            <text:p>0.000511695574215</text:p>
          </table:table-cell>
          <table:table-cell table:formula="of:=LOG([.B8])" office:value-type="float" office:value="-3.2909883393347" calcext:value-type="float">
            <text:p>-3.2909883393347</text:p>
          </table:table-cell>
          <table:table-cell table:number-columns-repeated="2"/>
          <table:table-cell office:value-type="float" office:value="-4926.20739808339" calcext:value-type="float">
            <text:p>-4926.20739808339</text:p>
          </table:table-cell>
          <table:table-cell table:formula="of:=[.F8]-[.B8]" office:value-type="float" office:value="-4926.20790977897" calcext:value-type="float">
            <text:p>-4926.20790977897</text:p>
          </table:table-cell>
          <table:table-cell office:value-type="float" office:value="-4915.83704714516" calcext:value-type="float">
            <text:p>-4915.83704714516</text:p>
          </table:table-cell>
          <table:table-cell table:formula="of:=[.G8]-[.H8]" office:value-type="float" office:value="-10.3708626338084" calcext:value-type="float">
            <text:p>-10.3708626338084</text:p>
          </table:table-cell>
          <table:table-cell table:formula="of:=100-([.F8]-[.H8])/([.G8]-[.H8])*100" office:value-type="float" office:value="0.00493397311802823" calcext:value-type="float">
            <text:p>0.004933973118028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0348713099649506" calcext:value-type="float">
            <text:p>0.00034871309965</text:p>
          </table:table-cell>
          <table:table-cell table:formula="of:=LOG([.B9])" office:value-type="float" office:value="-3.45753173774408" calcext:value-type="float">
            <text:p>-3.45753173774408</text:p>
          </table:table-cell>
          <table:table-cell table:number-columns-repeated="2"/>
          <table:table-cell office:value-type="float" office:value="-4937.15706073666" calcext:value-type="float">
            <text:p>-4937.15706073666</text:p>
          </table:table-cell>
          <table:table-cell table:formula="of:=[.F9]-[.B9]" office:value-type="float" office:value="-4937.15740944976" calcext:value-type="float">
            <text:p>-4937.15740944976</text:p>
          </table:table-cell>
          <table:table-cell office:value-type="float" office:value="-4926.54916612162" calcext:value-type="float">
            <text:p>-4926.54916612162</text:p>
          </table:table-cell>
          <table:table-cell table:formula="of:=[.G9]-[.H9]" office:value-type="float" office:value="-10.608243328139" calcext:value-type="float">
            <text:p>-10.608243328139</text:p>
          </table:table-cell>
          <table:table-cell table:formula="of:=100-([.F9]-[.H9])/([.G9]-[.H9])*100" office:value-type="float" office:value="0.00328718986757792" calcext:value-type="float">
            <text:p>0.00328718986757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0339010438008568" calcext:value-type="float">
            <text:p>0.000339010438009</text:p>
          </table:table-cell>
          <table:table-cell table:formula="of:=LOG([.B10])" office:value-type="float" office:value="-3.4697869298213" calcext:value-type="float">
            <text:p>-3.4697869298213</text:p>
          </table:table-cell>
          <table:table-cell table:number-columns-repeated="2"/>
          <table:table-cell office:value-type="float" office:value="-4943.33264659236" calcext:value-type="float">
            <text:p>-4943.33264659236</text:p>
          </table:table-cell>
          <table:table-cell table:formula="of:=[.F10]-[.B10]" office:value-type="float" office:value="-4943.3329856028" calcext:value-type="float">
            <text:p>-4943.3329856028</text:p>
          </table:table-cell>
          <table:table-cell office:value-type="float" office:value="-4932.2766111015" calcext:value-type="float">
            <text:p>-4932.2766111015</text:p>
          </table:table-cell>
          <table:table-cell table:formula="of:=[.G10]-[.H10]" office:value-type="float" office:value="-11.0563745013014" calcext:value-type="float">
            <text:p>-11.0563745013014</text:p>
          </table:table-cell>
          <table:table-cell table:formula="of:=100-([.F10]-[.H10])/([.G10]-[.H10])*100" office:value-type="float" office:value="0.00306619894612936" calcext:value-type="float">
            <text:p>0.003066198946129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0406766735751383" calcext:value-type="float">
            <text:p>0.000406766735751</text:p>
          </table:table-cell>
          <table:table-cell table:formula="of:=LOG([.B11])" office:value-type="float" office:value="-3.39065456968808" calcext:value-type="float">
            <text:p>-3.39065456968808</text:p>
          </table:table-cell>
          <table:table-cell table:number-columns-repeated="2"/>
          <table:table-cell office:value-type="float" office:value="-4946.02188215527" calcext:value-type="float">
            <text:p>-4946.02188215527</text:p>
          </table:table-cell>
          <table:table-cell table:formula="of:=[.F11]-[.B11]" office:value-type="float" office:value="-4946.02228892201" calcext:value-type="float">
            <text:p>-4946.02228892201</text:p>
          </table:table-cell>
          <table:table-cell office:value-type="float" office:value="-4934.29957477092" calcext:value-type="float">
            <text:p>-4934.29957477092</text:p>
          </table:table-cell>
          <table:table-cell table:formula="of:=[.G11]-[.H11]" office:value-type="float" office:value="-11.7227141510848" calcext:value-type="float">
            <text:p>-11.7227141510848</text:p>
          </table:table-cell>
          <table:table-cell table:formula="of:=100-([.F11]-[.H11])/([.G11]-[.H11])*100" office:value-type="float" office:value="0.00346990236846523" calcext:value-type="float">
            <text:p>0.003469902368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91315436425982" calcext:value-type="float">
            <text:p>0.000491315436426</text:p>
          </table:table-cell>
          <table:table-cell table:formula="of:=LOG([.B12])" office:value-type="float" office:value="-3.30863959074141" calcext:value-type="float">
            <text:p>-3.30863959074141</text:p>
          </table:table-cell>
          <table:table-cell table:number-columns-repeated="2"/>
          <table:table-cell office:value-type="float" office:value="-4946.16635482676" calcext:value-type="float">
            <text:p>-4946.16635482676</text:p>
          </table:table-cell>
          <table:table-cell table:formula="of:=[.F12]-[.B12]" office:value-type="float" office:value="-4946.1668461422" calcext:value-type="float">
            <text:p>-4946.1668461422</text:p>
          </table:table-cell>
          <table:table-cell office:value-type="float" office:value="-4933.55298619997" calcext:value-type="float">
            <text:p>-4933.55298619997</text:p>
          </table:table-cell>
          <table:table-cell table:formula="of:=[.G12]-[.H12]" office:value-type="float" office:value="-12.6138599422256" calcext:value-type="float">
            <text:p>-12.6138599422256</text:p>
          </table:table-cell>
          <table:table-cell table:formula="of:=100-([.F12]-[.H12])/([.G12]-[.H12])*100" office:value-type="float" office:value="0.00389504432777699" calcext:value-type="float">
            <text:p>0.00389504432777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561259103407813" calcext:value-type="float">
            <text:p>0.000561259103408</text:p>
          </table:table-cell>
          <table:table-cell table:formula="of:=LOG([.B13])" office:value-type="float" office:value="-3.25083660184124" calcext:value-type="float">
            <text:p>-3.25083660184124</text:p>
          </table:table-cell>
          <table:table-cell table:number-columns-repeated="2"/>
          <table:table-cell office:value-type="float" office:value="-4944.47037488608" calcext:value-type="float">
            <text:p>-4944.47037488608</text:p>
          </table:table-cell>
          <table:table-cell table:formula="of:=[.F13]-[.B13]" office:value-type="float" office:value="-4944.47093614518" calcext:value-type="float">
            <text:p>-4944.47093614518</text:p>
          </table:table-cell>
          <table:table-cell office:value-type="float" office:value="-4930.73345286839" calcext:value-type="float">
            <text:p>-4930.73345286839</text:p>
          </table:table-cell>
          <table:table-cell table:formula="of:=[.G13]-[.H13]" office:value-type="float" office:value="-13.73748327679" calcext:value-type="float">
            <text:p>-13.73748327679</text:p>
          </table:table-cell>
          <table:table-cell table:formula="of:=100-([.F13]-[.H13])/([.G13]-[.H13])*100" office:value-type="float" office:value="0.00408560353992016" calcext:value-type="float">
            <text:p>0.0040856035399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627577313063676" calcext:value-type="float">
            <text:p>0.000627577313064</text:p>
          </table:table-cell>
          <table:table-cell table:formula="of:=LOG([.B14])" office:value-type="float" office:value="-3.20233276455824" calcext:value-type="float">
            <text:p>-3.20233276455824</text:p>
          </table:table-cell>
          <table:table-cell table:number-columns-repeated="2"/>
          <table:table-cell office:value-type="float" office:value="-4941.47002423861" calcext:value-type="float">
            <text:p>-4941.47002423861</text:p>
          </table:table-cell>
          <table:table-cell table:formula="of:=[.F14]-[.B14]" office:value-type="float" office:value="-4941.47065181593" calcext:value-type="float">
            <text:p>-4941.47065181593</text:p>
          </table:table-cell>
          <table:table-cell office:value-type="float" office:value="-4926.36736715802" calcext:value-type="float">
            <text:p>-4926.36736715802</text:p>
          </table:table-cell>
          <table:table-cell table:formula="of:=[.G14]-[.H14]" office:value-type="float" office:value="-15.103284657911" calcext:value-type="float">
            <text:p>-15.103284657911</text:p>
          </table:table-cell>
          <table:table-cell table:formula="of:=100-([.F14]-[.H14])/([.G14]-[.H14])*100" office:value-type="float" office:value="0.00415523726951506" calcext:value-type="float">
            <text:p>0.00415523726951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760807503301904" calcext:value-type="float">
            <text:p>0.000760807503302</text:p>
          </table:table-cell>
          <table:table-cell table:formula="of:=LOG([.B15])" office:value-type="float" office:value="-3.11872521291272" calcext:value-type="float">
            <text:p>-3.11872521291272</text:p>
          </table:table-cell>
          <table:table-cell table:number-columns-repeated="2"/>
          <table:table-cell office:value-type="float" office:value="-4937.57876980241" calcext:value-type="float">
            <text:p>-4937.57876980241</text:p>
          </table:table-cell>
          <table:table-cell table:formula="of:=[.F15]-[.B15]" office:value-type="float" office:value="-4937.57953060992" calcext:value-type="float">
            <text:p>-4937.57953060992</text:p>
          </table:table-cell>
          <table:table-cell office:value-type="float" office:value="-4920.85614357527" calcext:value-type="float">
            <text:p>-4920.85614357527</text:p>
          </table:table-cell>
          <table:table-cell table:formula="of:=[.G15]-[.H15]" office:value-type="float" office:value="-16.7233870346481" calcext:value-type="float">
            <text:p>-16.7233870346481</text:p>
          </table:table-cell>
          <table:table-cell table:formula="of:=100-([.F15]-[.H15])/([.G15]-[.H15])*100" office:value-type="float" office:value="0.00454936252674543" calcext:value-type="float">
            <text:p>0.0045493625267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10869796298743" calcext:value-type="float">
            <text:p>0.001108697962987</text:p>
          </table:table-cell>
          <table:table-cell table:formula="of:=LOG([.B16])" office:value-type="float" office:value="-2.95518675040059" calcext:value-type="float">
            <text:p>-2.95518675040059</text:p>
          </table:table-cell>
          <table:table-cell table:number-columns-repeated="2"/>
          <table:table-cell office:value-type="float" office:value="-4933.11905255913" calcext:value-type="float">
            <text:p>-4933.11905255913</text:p>
          </table:table-cell>
          <table:table-cell table:formula="of:=[.F16]-[.B16]" office:value-type="float" office:value="-4933.12016125709" calcext:value-type="float">
            <text:p>-4933.12016125709</text:p>
          </table:table-cell>
          <table:table-cell office:value-type="float" office:value="-4914.50779304423" calcext:value-type="float">
            <text:p>-4914.50779304423</text:p>
          </table:table-cell>
          <table:table-cell table:formula="of:=[.G16]-[.H16]" office:value-type="float" office:value="-18.6123682128564" calcext:value-type="float">
            <text:p>-18.6123682128564</text:p>
          </table:table-cell>
          <table:table-cell table:formula="of:=100-([.F16]-[.H16])/([.G16]-[.H16])*100" office:value-type="float" office:value="0.00595678072940586" calcext:value-type="float">
            <text:p>0.0059567807294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91105951048588" calcext:value-type="float">
            <text:p>0.001911059510486</text:p>
          </table:table-cell>
          <table:table-cell table:formula="of:=LOG([.B17])" office:value-type="float" office:value="-2.71872578878318" calcext:value-type="float">
            <text:p>-2.71872578878318</text:p>
          </table:table-cell>
          <table:table-cell table:number-columns-repeated="2"/>
          <table:table-cell office:value-type="float" office:value="-4928.34496758292" calcext:value-type="float">
            <text:p>-4928.34496758292</text:p>
          </table:table-cell>
          <table:table-cell table:formula="of:=[.F17]-[.B17]" office:value-type="float" office:value="-4928.34687864243" calcext:value-type="float">
            <text:p>-4928.34687864243</text:p>
          </table:table-cell>
          <table:table-cell office:value-type="float" office:value="-4907.55993232393" calcext:value-type="float">
            <text:p>-4907.55993232393</text:p>
          </table:table-cell>
          <table:table-cell table:formula="of:=[.G17]-[.H17]" office:value-type="float" office:value="-20.786946318497" calcext:value-type="float">
            <text:p>-20.786946318497</text:p>
          </table:table-cell>
          <table:table-cell table:formula="of:=100-([.F17]-[.H17])/([.G17]-[.H17])*100" office:value-type="float" office:value="0.00919355580693093" calcext:value-type="float">
            <text:p>0.00919355580693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49293574385399" calcext:value-type="float">
            <text:p>0.003492935743854</text:p>
          </table:table-cell>
          <table:table-cell table:formula="of:=LOG([.B18])" office:value-type="float" office:value="-2.4568094035826" calcext:value-type="float">
            <text:p>-2.4568094035826</text:p>
          </table:table-cell>
          <table:table-cell table:number-columns-repeated="2"/>
          <table:table-cell office:value-type="float" office:value="-4923.45880454584" calcext:value-type="float">
            <text:p>-4923.45880454584</text:p>
          </table:table-cell>
          <table:table-cell table:formula="of:=[.F18]-[.B18]" office:value-type="float" office:value="-4923.46229748158" calcext:value-type="float">
            <text:p>-4923.46229748158</text:p>
          </table:table-cell>
          <table:table-cell office:value-type="float" office:value="-4900.19712582905" calcext:value-type="float">
            <text:p>-4900.19712582905</text:p>
          </table:table-cell>
          <table:table-cell table:formula="of:=[.G18]-[.H18]" office:value-type="float" office:value="-23.2651716525352" calcext:value-type="float">
            <text:p>-23.2651716525352</text:p>
          </table:table-cell>
          <table:table-cell table:formula="of:=100-([.F18]-[.H18])/([.G18]-[.H18])*100" office:value-type="float" office:value="0.015013582515607" calcext:value-type="float">
            <text:p>0.01501358251560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620568755197713" calcext:value-type="float">
            <text:p>0.006205687551977</text:p>
          </table:table-cell>
          <table:table-cell table:formula="of:=LOG([.B19])" office:value-type="float" office:value="-2.20721009434453" calcext:value-type="float">
            <text:p>-2.20721009434453</text:p>
          </table:table-cell>
          <table:table-cell table:number-columns-repeated="2"/>
          <table:table-cell office:value-type="float" office:value="-4918.62291364622" calcext:value-type="float">
            <text:p>-4918.62291364622</text:p>
          </table:table-cell>
          <table:table-cell table:formula="of:=[.F19]-[.B19]" office:value-type="float" office:value="-4918.62911933378" calcext:value-type="float">
            <text:p>-4918.62911933378</text:p>
          </table:table-cell>
          <table:table-cell office:value-type="float" office:value="-4892.56425522178" calcext:value-type="float">
            <text:p>-4892.56425522178</text:p>
          </table:table-cell>
          <table:table-cell table:formula="of:=[.G19]-[.H19]" office:value-type="float" office:value="-26.0648641120015" calcext:value-type="float">
            <text:p>-26.0648641120015</text:p>
          </table:table-cell>
          <table:table-cell table:formula="of:=100-([.F19]-[.H19])/([.G19]-[.H19])*100" office:value-type="float" office:value="0.0238086319020994" calcext:value-type="float">
            <text:p>0.02380863190209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03304838593933" calcext:value-type="float">
            <text:p>0.010330483859393</text:p>
          </table:table-cell>
          <table:table-cell table:formula="of:=LOG([.B20])" office:value-type="float" office:value="-1.98587933651105" calcext:value-type="float">
            <text:p>-1.98587933651105</text:p>
          </table:table-cell>
          <table:table-cell table:number-columns-repeated="2"/>
          <table:table-cell office:value-type="float" office:value="-4913.96759784307" calcext:value-type="float">
            <text:p>-4913.96759784307</text:p>
          </table:table-cell>
          <table:table-cell table:formula="of:=[.F20]-[.B20]" office:value-type="float" office:value="-4913.97792832693" calcext:value-type="float">
            <text:p>-4913.97792832693</text:p>
          </table:table-cell>
          <table:table-cell office:value-type="float" office:value="-4884.77690084804" calcext:value-type="float">
            <text:p>-4884.77690084804</text:p>
          </table:table-cell>
          <table:table-cell table:formula="of:=[.G20]-[.H20]" office:value-type="float" office:value="-29.201027478889" calcext:value-type="float">
            <text:p>-29.201027478889</text:p>
          </table:table-cell>
          <table:table-cell table:formula="of:=100-([.F20]-[.H20])/([.G20]-[.H20])*100" office:value-type="float" office:value="0.0353771245443397" calcext:value-type="float">
            <text:p>0.0353771245443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5785426609361" calcext:value-type="float">
            <text:p>0.015785426609361</text:p>
          </table:table-cell>
          <table:table-cell table:formula="of:=LOG([.B21])" office:value-type="float" office:value="-1.801743676579" calcext:value-type="float">
            <text:p>-1.801743676579</text:p>
          </table:table-cell>
          <table:table-cell table:number-columns-repeated="2"/>
          <table:table-cell office:value-type="float" office:value="-4909.59566689551" calcext:value-type="float">
            <text:p>-4909.59566689551</text:p>
          </table:table-cell>
          <table:table-cell table:formula="of:=[.F21]-[.B21]" office:value-type="float" office:value="-4909.61145232212" calcext:value-type="float">
            <text:p>-4909.61145232212</text:p>
          </table:table-cell>
          <table:table-cell office:value-type="float" office:value="-4876.92929186988" calcext:value-type="float">
            <text:p>-4876.92929186988</text:p>
          </table:table-cell>
          <table:table-cell table:formula="of:=[.G21]-[.H21]" office:value-type="float" office:value="-32.6821604522347" calcext:value-type="float">
            <text:p>-32.6821604522347</text:p>
          </table:table-cell>
          <table:table-cell table:formula="of:=100-([.F21]-[.H21])/([.G21]-[.H21])*100" office:value-type="float" office:value="0.0482998259312382" calcext:value-type="float">
            <text:p>0.048299825931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0707210542281" calcext:value-type="float">
            <text:p>0.022070721054228</text:p>
          </table:table-cell>
          <table:table-cell table:formula="of:=LOG([.B22])" office:value-type="float" office:value="-1.65618347813164" calcext:value-type="float">
            <text:p>-1.65618347813164</text:p>
          </table:table-cell>
          <table:table-cell table:number-columns-repeated="2"/>
          <table:table-cell office:value-type="float" office:value="-4905.5839235489" calcext:value-type="float">
            <text:p>-4905.5839235489</text:p>
          </table:table-cell>
          <table:table-cell table:formula="of:=[.F22]-[.B22]" office:value-type="float" office:value="-4905.60599426995" calcext:value-type="float">
            <text:p>-4905.60599426995</text:p>
          </table:table-cell>
          <table:table-cell office:value-type="float" office:value="-4869.10015837204" calcext:value-type="float">
            <text:p>-4869.10015837204</text:p>
          </table:table-cell>
          <table:table-cell table:formula="of:=[.G22]-[.H22]" office:value-type="float" office:value="-36.5058358979168" calcext:value-type="float">
            <text:p>-36.5058358979168</text:p>
          </table:table-cell>
          <table:table-cell table:formula="of:=100-([.F22]-[.H22])/([.G22]-[.H22])*100" office:value-type="float" office:value="0.0604580624215174" calcext:value-type="float">
            <text:p>0.06045806242151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72960060058023" calcext:value-type="float">
            <text:p>0.027296006005802</text:p>
          </table:table-cell>
          <table:table-cell table:formula="of:=LOG([.B23])" office:value-type="float" office:value="-1.56390089495694" calcext:value-type="float">
            <text:p>-1.56390089495694</text:p>
          </table:table-cell>
          <table:table-cell table:number-columns-repeated="2"/>
          <table:table-cell office:value-type="float" office:value="-4901.98400110405" calcext:value-type="float">
            <text:p>-4901.98400110405</text:p>
          </table:table-cell>
          <table:table-cell table:formula="of:=[.F23]-[.B23]" office:value-type="float" office:value="-4902.01129711005" calcext:value-type="float">
            <text:p>-4902.01129711005</text:p>
          </table:table-cell>
          <table:table-cell office:value-type="float" office:value="-4861.35674721337" calcext:value-type="float">
            <text:p>-4861.35674721337</text:p>
          </table:table-cell>
          <table:table-cell table:formula="of:=[.G23]-[.H23]" office:value-type="float" office:value="-40.6545498966761" calcext:value-type="float">
            <text:p>-40.6545498966761</text:p>
          </table:table-cell>
          <table:table-cell table:formula="of:=100-([.F23]-[.H23])/([.G23]-[.H23])*100" office:value-type="float" office:value="0.0671413312285409" calcext:value-type="float">
            <text:p>0.06714133122854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00595972863996" calcext:value-type="float">
            <text:p>0.0300595972864</text:p>
          </table:table-cell>
          <table:table-cell table:formula="of:=LOG([.B24])" office:value-type="float" office:value="-1.52201684202809" calcext:value-type="float">
            <text:p>-1.52201684202809</text:p>
          </table:table-cell>
          <table:table-cell table:number-columns-repeated="2"/>
          <table:table-cell office:value-type="float" office:value="-4898.8205341622" calcext:value-type="float">
            <text:p>-4898.8205341622</text:p>
          </table:table-cell>
          <table:table-cell table:formula="of:=[.F24]-[.B24]" office:value-type="float" office:value="-4898.85059375948" calcext:value-type="float">
            <text:p>-4898.85059375948</text:p>
          </table:table-cell>
          <table:table-cell office:value-type="float" office:value="-4853.75728803258" calcext:value-type="float">
            <text:p>-4853.75728803258</text:p>
          </table:table-cell>
          <table:table-cell table:formula="of:=[.G24]-[.H24]" office:value-type="float" office:value="-45.093305726904" calcext:value-type="float">
            <text:p>-45.093305726904</text:p>
          </table:table-cell>
          <table:table-cell table:formula="of:=100-([.F24]-[.H24])/([.G24]-[.H24])*100" office:value-type="float" office:value="0.066660886360296" calcext:value-type="float">
            <text:p>0.06666088636029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93408907370422" calcext:value-type="float">
            <text:p>0.029340890737042</text:p>
          </table:table-cell>
          <table:table-cell table:formula="of:=LOG([.B25])" office:value-type="float" office:value="-1.53252670588775" calcext:value-type="float">
            <text:p>-1.53252670588775</text:p>
          </table:table-cell>
          <table:table-cell table:number-columns-repeated="2"/>
          <table:table-cell office:value-type="float" office:value="-4896.09311877451" calcext:value-type="float">
            <text:p>-4896.09311877451</text:p>
          </table:table-cell>
          <table:table-cell table:formula="of:=[.F25]-[.B25]" office:value-type="float" office:value="-4896.12245966525" calcext:value-type="float">
            <text:p>-4896.12245966525</text:p>
          </table:table-cell>
          <table:table-cell office:value-type="float" office:value="-4846.35225598326" calcext:value-type="float">
            <text:p>-4846.35225598326</text:p>
          </table:table-cell>
          <table:table-cell table:formula="of:=[.G25]-[.H25]" office:value-type="float" office:value="-49.7702036819856" calcext:value-type="float">
            <text:p>-49.7702036819856</text:p>
          </table:table-cell>
          <table:table-cell table:formula="of:=100-([.F25]-[.H25])/([.G25]-[.H25])*100" office:value-type="float" office:value="0.0589527238522294" calcext:value-type="float">
            <text:p>0.0589527238522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275114288701485" calcext:value-type="float">
            <text:p>0.027511428870149</text:p>
          </table:table-cell>
          <table:table-cell table:formula="of:=LOG([.B26])" office:value-type="float" office:value="-1.5604868529289" calcext:value-type="float">
            <text:p>-1.5604868529289</text:p>
          </table:table-cell>
          <table:table-cell table:number-columns-repeated="2"/>
          <table:table-cell office:value-type="float" office:value="-4893.77761370747" calcext:value-type="float">
            <text:p>-4893.77761370747</text:p>
          </table:table-cell>
          <table:table-cell table:formula="of:=[.F26]-[.B26]" office:value-type="float" office:value="-4893.80512513634" calcext:value-type="float">
            <text:p>-4893.80512513634</text:p>
          </table:table-cell>
          <table:table-cell office:value-type="float" office:value="-4839.18482080596" calcext:value-type="float">
            <text:p>-4839.18482080596</text:p>
          </table:table-cell>
          <table:table-cell table:formula="of:=[.G26]-[.H26]" office:value-type="float" office:value="-54.6203043303767" calcext:value-type="float">
            <text:p>-54.6203043303767</text:p>
          </table:table-cell>
          <table:table-cell table:formula="of:=100-([.F26]-[.H26])/([.G26]-[.H26])*100" office:value-type="float" office:value="0.0503685016167736" calcext:value-type="float">
            <text:p>0.0503685016167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248427913467599" calcext:value-type="float">
            <text:p>0.02484279134676</text:p>
          </table:table-cell>
          <table:table-cell table:formula="of:=LOG([.B27])" office:value-type="float" office:value="-1.60479960823833" calcext:value-type="float">
            <text:p>-1.60479960823833</text:p>
          </table:table-cell>
          <table:table-cell table:number-columns-repeated="2"/>
          <table:table-cell office:value-type="float" office:value="-4891.83776884344" calcext:value-type="float">
            <text:p>-4891.83776884344</text:p>
          </table:table-cell>
          <table:table-cell table:formula="of:=[.F27]-[.B27]" office:value-type="float" office:value="-4891.86261163478" calcext:value-type="float">
            <text:p>-4891.86261163478</text:p>
          </table:table-cell>
          <table:table-cell office:value-type="float" office:value="-4832.29086584436" calcext:value-type="float">
            <text:p>-4832.29086584436</text:p>
          </table:table-cell>
          <table:table-cell table:formula="of:=[.G27]-[.H27]" office:value-type="float" office:value="-59.5717457904275" calcext:value-type="float">
            <text:p>-59.5717457904275</text:p>
          </table:table-cell>
          <table:table-cell table:formula="of:=100-([.F27]-[.H27])/([.G27]-[.H27])*100" office:value-type="float" office:value="0.0417023053747556" calcext:value-type="float">
            <text:p>0.04170230537475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240478481763033" calcext:value-type="float">
            <text:p>0.024047848176303</text:p>
          </table:table-cell>
          <table:table-cell table:formula="of:=LOG([.B28])" office:value-type="float" office:value="-1.61892377862351" calcext:value-type="float">
            <text:p>-1.61892377862351</text:p>
          </table:table-cell>
          <table:table-cell table:number-columns-repeated="2"/>
          <table:table-cell office:value-type="float" office:value="-4890.22720666674" calcext:value-type="float">
            <text:p>-4890.22720666674</text:p>
          </table:table-cell>
          <table:table-cell table:formula="of:=[.F28]-[.B28]" office:value-type="float" office:value="-4890.25125451492" calcext:value-type="float">
            <text:p>-4890.25125451492</text:p>
          </table:table-cell>
          <table:table-cell office:value-type="float" office:value="-4825.69889982823" calcext:value-type="float">
            <text:p>-4825.69889982823</text:p>
          </table:table-cell>
          <table:table-cell table:formula="of:=[.G28]-[.H28]" office:value-type="float" office:value="-64.5523546866916" calcext:value-type="float">
            <text:p>-64.5523546866916</text:p>
          </table:table-cell>
          <table:table-cell table:formula="of:=100-([.F28]-[.H28])/([.G28]-[.H28])*100" office:value-type="float" office:value="0.0372532470630489" calcext:value-type="float">
            <text:p>0.03725324706304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1" office:value-type="float" office:value="0.0188728115067627" calcext:value-type="float">
            <text:p>0.018872811506763</text:p>
          </table:table-cell>
          <table:table-cell table:formula="of:=LOG([.B29])" office:value-type="float" office:value="-1.72416339761357" calcext:value-type="float">
            <text:p>-1.72416339761357</text:p>
          </table:table-cell>
          <table:table-cell table:number-columns-repeated="2"/>
          <table:table-cell office:value-type="float" office:value="-4888.90639114607" calcext:value-type="float">
            <text:p>-4888.90639114607</text:p>
          </table:table-cell>
          <table:table-cell table:formula="of:=[.F29]-[.B29]" office:value-type="float" office:value="-4888.92526395758" calcext:value-type="float">
            <text:p>-4888.92526395758</text:p>
          </table:table-cell>
          <table:table-cell office:value-type="float" office:value="-4819.43008528591" calcext:value-type="float">
            <text:p>-4819.43008528591</text:p>
          </table:table-cell>
          <table:table-cell table:formula="of:=[.G29]-[.H29]" office:value-type="float" office:value="-69.4951786716747" calcext:value-type="float">
            <text:p>-69.4951786716747</text:p>
          </table:table-cell>
          <table:table-cell table:formula="of:=100-([.F29]-[.H29])/([.G29]-[.H29])*100" office:value-type="float" office:value="0.0271570083967561" calcext:value-type="float">
            <text:p>0.02715700839675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431576553796662" calcext:value-type="float">
            <text:p>0.043157655379666</text:p>
          </table:table-cell>
          <table:table-cell table:formula="of:=LOG([.B30])" office:value-type="float" office:value="-1.36494215720812" calcext:value-type="float">
            <text:p>-1.36494215720812</text:p>
          </table:table-cell>
          <table:table-cell table:number-columns-repeated="2"/>
          <table:table-cell office:value-type="float" office:value="-4887.7974880567" calcext:value-type="float">
            <text:p>-4887.7974880567</text:p>
          </table:table-cell>
          <table:table-cell table:formula="of:=[.F30]-[.B30]" office:value-type="float" office:value="-4887.84064571208" calcext:value-type="float">
            <text:p>-4887.84064571208</text:p>
          </table:table-cell>
          <table:table-cell office:value-type="float" office:value="-4813.4984970231" calcext:value-type="float">
            <text:p>-4813.4984970231</text:p>
          </table:table-cell>
          <table:table-cell table:formula="of:=[.G30]-[.H30]" office:value-type="float" office:value="-74.3421486889783" calcext:value-type="float">
            <text:p>-74.3421486889783</text:p>
          </table:table-cell>
          <table:table-cell table:formula="of:=100-([.F30]-[.H30])/([.G30]-[.H30])*100" office:value-type="float" office:value="0.0580527414667245" calcext:value-type="float">
            <text:p>0.05805274146672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212935363754898" calcext:value-type="float">
            <text:p>0.212935363754898</text:p>
          </table:table-cell>
          <table:table-cell table:formula="of:=LOG([.B31])" office:value-type="float" office:value="-0.671752206066567" calcext:value-type="float">
            <text:p>-0.671752206066567</text:p>
          </table:table-cell>
          <table:table-cell table:number-columns-repeated="2"/>
          <table:table-cell office:value-type="float" office:value="-4886.74452174817" calcext:value-type="float">
            <text:p>-4886.74452174817</text:p>
          </table:table-cell>
          <table:table-cell table:formula="of:=[.F31]-[.B31]" office:value-type="float" office:value="-4886.95745711192" calcext:value-type="float">
            <text:p>-4886.95745711192</text:p>
          </table:table-cell>
          <table:table-cell office:value-type="float" office:value="-4807.9116307705" calcext:value-type="float">
            <text:p>-4807.9116307705</text:p>
          </table:table-cell>
          <table:table-cell table:formula="of:=[.G31]-[.H31]" office:value-type="float" office:value="-79.045826341423" calcext:value-type="float">
            <text:p>-79.045826341423</text:p>
          </table:table-cell>
          <table:table-cell table:formula="of:=100-([.F31]-[.H31])/([.G31]-[.H31])*100" office:value-type="float" office:value="0.26938217184923" calcext:value-type="float">
            <text:p>0.26938217184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0763988425297" calcext:value-type="float">
            <text:p>0.420763988425297</text:p>
          </table:table-cell>
          <table:table-cell table:formula="of:=LOG([.B32])" office:value-type="float" office:value="-0.375961436861511" calcext:value-type="float">
            <text:p>-0.375961436861511</text:p>
          </table:table-cell>
          <table:table-cell table:number-columns-repeated="2"/>
          <table:table-cell office:value-type="float" office:value="-4885.82000890151" calcext:value-type="float">
            <text:p>-4885.82000890151</text:p>
          </table:table-cell>
          <table:table-cell table:formula="of:=[.F32]-[.B32]" office:value-type="float" office:value="-4886.24077288993" calcext:value-type="float">
            <text:p>-4886.24077288993</text:p>
          </table:table-cell>
          <table:table-cell office:value-type="float" office:value="-4802.67111526078" calcext:value-type="float">
            <text:p>-4802.67111526078</text:p>
          </table:table-cell>
          <table:table-cell table:formula="of:=[.G32]-[.H32]" office:value-type="float" office:value="-83.5696576291566" calcext:value-type="float">
            <text:p>-83.5696576291566</text:p>
          </table:table-cell>
          <table:table-cell table:formula="of:=100-([.F32]-[.H32])/([.G32]-[.H32])*100" office:value-type="float" office:value="0.503488946062731" calcext:value-type="float">
            <text:p>0.50348894606273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628919216041269" calcext:value-type="float">
            <text:p>0.628919216041269</text:p>
          </table:table-cell>
          <table:table-cell table:formula="of:=LOG([.B33])" office:value-type="float" office:value="-0.201405135605062" calcext:value-type="float">
            <text:p>-0.201405135605062</text:p>
          </table:table-cell>
          <table:table-cell table:number-columns-repeated="2"/>
          <table:table-cell office:value-type="float" office:value="-4885.03189068792" calcext:value-type="float">
            <text:p>-4885.03189068792</text:p>
          </table:table-cell>
          <table:table-cell table:formula="of:=[.F33]-[.B33]" office:value-type="float" office:value="-4885.66080990397" calcext:value-type="float">
            <text:p>-4885.66080990397</text:p>
          </table:table-cell>
          <table:table-cell office:value-type="float" office:value="-4797.77355256629" calcext:value-type="float">
            <text:p>-4797.77355256629</text:p>
          </table:table-cell>
          <table:table-cell table:formula="of:=[.G33]-[.H33]" office:value-type="float" office:value="-87.8872573376702" calcext:value-type="float">
            <text:p>-87.8872573376702</text:p>
          </table:table-cell>
          <table:table-cell table:formula="of:=100-([.F33]-[.H33])/([.G33]-[.H33])*100" office:value-type="float" office:value="0.715597727239086" calcext:value-type="float">
            <text:p>0.71559772723908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87760525159638" calcext:value-type="float">
            <text:p>0.87760525159638</text:p>
          </table:table-cell>
          <table:table-cell table:formula="of:=LOG([.B34])" office:value-type="float" office:value="-0.0567007866041464" calcext:value-type="float">
            <text:p>-0.056700786604146</text:p>
          </table:table-cell>
          <table:table-cell table:number-columns-repeated="2"/>
          <table:table-cell office:value-type="float" office:value="-4884.31498231905" calcext:value-type="float">
            <text:p>-4884.31498231905</text:p>
          </table:table-cell>
          <table:table-cell table:formula="of:=[.F34]-[.B34]" office:value-type="float" office:value="-4885.19258757064" calcext:value-type="float">
            <text:p>-4885.19258757064</text:p>
          </table:table-cell>
          <table:table-cell office:value-type="float" office:value="-4793.21140628003" calcext:value-type="float">
            <text:p>-4793.21140628003</text:p>
          </table:table-cell>
          <table:table-cell table:formula="of:=[.G34]-[.H34]" office:value-type="float" office:value="-91.9811812906091" calcext:value-type="float">
            <text:p>-91.9811812906091</text:p>
          </table:table-cell>
          <table:table-cell table:formula="of:=100-([.F34]-[.H34])/([.G34]-[.H34])*100" office:value-type="float" office:value="0.954113916871862" calcext:value-type="float">
            <text:p>0.95411391687186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33137435462389" calcext:value-type="float">
            <text:p>1.33137435462389</text:p>
          </table:table-cell>
          <table:table-cell table:formula="of:=LOG([.B35])" office:value-type="float" office:value="0.124300187171309" calcext:value-type="float">
            <text:p>0.124300187171309</text:p>
          </table:table-cell>
          <table:table-cell table:number-columns-repeated="2"/>
          <table:table-cell office:value-type="float" office:value="-4883.48400634254" calcext:value-type="float">
            <text:p>-4883.48400634254</text:p>
          </table:table-cell>
          <table:table-cell table:formula="of:=[.F35]-[.B35]" office:value-type="float" office:value="-4884.81538069717" calcext:value-type="float">
            <text:p>-4884.81538069717</text:p>
          </table:table-cell>
          <table:table-cell office:value-type="float" office:value="-4788.97387066247" calcext:value-type="float">
            <text:p>-4788.97387066247</text:p>
          </table:table-cell>
          <table:table-cell table:formula="of:=[.G35]-[.H35]" office:value-type="float" office:value="-95.8415100346974" calcext:value-type="float">
            <text:p>-95.8415100346974</text:p>
          </table:table-cell>
          <table:table-cell table:formula="of:=100-([.F35]-[.H35])/([.G35]-[.H35])*100" office:value-type="float" office:value="1.38914167164326" calcext:value-type="float">
            <text:p>1.3891416716432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508149032143" calcext:value-type="float">
            <text:p>1.508149032143</text:p>
          </table:table-cell>
          <table:table-cell table:formula="of:=LOG([.B36])" office:value-type="float" office:value="0.17844425972957" calcext:value-type="float">
            <text:p>0.17844425972957</text:p>
          </table:table-cell>
          <table:table-cell table:number-columns-repeated="2"/>
          <table:table-cell office:value-type="float" office:value="-4883.00396825363" calcext:value-type="float">
            <text:p>-4883.00396825363</text:p>
          </table:table-cell>
          <table:table-cell table:formula="of:=[.F36]-[.B36]" office:value-type="float" office:value="-4884.51211728577" calcext:value-type="float">
            <text:p>-4884.51211728577</text:p>
          </table:table-cell>
          <table:table-cell office:value-type="float" office:value="-4785.04767362342" calcext:value-type="float">
            <text:p>-4785.04767362342</text:p>
          </table:table-cell>
          <table:table-cell table:formula="of:=[.G36]-[.H36]" office:value-type="float" office:value="-99.4644436623521" calcext:value-type="float">
            <text:p>-99.4644436623521</text:p>
          </table:table-cell>
          <table:table-cell table:formula="of:=100-([.F36]-[.H36])/([.G36]-[.H36])*100" office:value-type="float" office:value="1.51626950959715" calcext:value-type="float">
            <text:p>1.5162695095971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84404494003589" calcext:value-type="float">
            <text:p>1.84404494003589</text:p>
          </table:table-cell>
          <table:table-cell table:formula="of:=LOG([.B37])" office:value-type="float" office:value="0.265771500758706" calcext:value-type="float">
            <text:p>0.265771500758706</text:p>
          </table:table-cell>
          <table:table-cell table:number-columns-repeated="2"/>
          <table:table-cell office:value-type="float" office:value="-4882.42475602281" calcext:value-type="float">
            <text:p>-4882.42475602281</text:p>
          </table:table-cell>
          <table:table-cell table:formula="of:=[.F37]-[.B37]" office:value-type="float" office:value="-4884.26880096285" calcext:value-type="float">
            <text:p>-4884.26880096285</text:p>
          </table:table-cell>
          <table:table-cell office:value-type="float" office:value="-4781.41778649355" calcext:value-type="float">
            <text:p>-4781.41778649355</text:p>
          </table:table-cell>
          <table:table-cell table:formula="of:=[.G37]-[.H37]" office:value-type="float" office:value="-102.851014469302" calcext:value-type="float">
            <text:p>-102.851014469302</text:p>
          </table:table-cell>
          <table:table-cell table:formula="of:=100-([.F37]-[.H37])/([.G37]-[.H37])*100" office:value-type="float" office:value="1.79292829492346" calcext:value-type="float">
            <text:p>1.7929282949234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09946825905459" calcext:value-type="float">
            <text:p>2.09946825905459</text:p>
          </table:table-cell>
          <table:table-cell table:formula="of:=LOG([.B38])" office:value-type="float" office:value="0.322109313114636" calcext:value-type="float">
            <text:p>0.322109313114636</text:p>
          </table:table-cell>
          <table:table-cell table:number-columns-repeated="2"/>
          <table:table-cell office:value-type="float" office:value="-4881.97452533552" calcext:value-type="float">
            <text:p>-4881.97452533552</text:p>
          </table:table-cell>
          <table:table-cell table:formula="of:=[.F38]-[.B38]" office:value-type="float" office:value="-4884.07399359457" calcext:value-type="float">
            <text:p>-4884.07399359457</text:p>
          </table:table-cell>
          <table:table-cell office:value-type="float" office:value="-4778.06802934621" calcext:value-type="float">
            <text:p>-4778.06802934621</text:p>
          </table:table-cell>
          <table:table-cell table:formula="of:=[.G38]-[.H38]" office:value-type="float" office:value="-106.005964248359" calcext:value-type="float">
            <text:p>-106.005964248359</text:p>
          </table:table-cell>
          <table:table-cell table:formula="of:=100-([.F38]-[.H38])/([.G38]-[.H38])*100" office:value-type="float" office:value="1.98051899621009" calcext:value-type="float">
            <text:p>1.9805189962100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91947568601805" calcext:value-type="float">
            <text:p>1.91947568601805</text:p>
          </table:table-cell>
          <table:table-cell table:formula="of:=LOG([.B39])" office:value-type="float" office:value="0.283182615283812" calcext:value-type="float">
            <text:p>0.283182615283812</text:p>
          </table:table-cell>
          <table:table-cell table:number-columns-repeated="2"/>
          <table:table-cell office:value-type="float" office:value="-4881.99889327296" calcext:value-type="float">
            <text:p>-4881.99889327296</text:p>
          </table:table-cell>
          <table:table-cell table:formula="of:=[.F39]-[.B39]" office:value-type="float" office:value="-4883.91836895898" calcext:value-type="float">
            <text:p>-4883.91836895898</text:p>
          </table:table-cell>
          <table:table-cell office:value-type="float" office:value="-4774.98157336888" calcext:value-type="float">
            <text:p>-4774.98157336888</text:p>
          </table:table-cell>
          <table:table-cell table:formula="of:=[.G39]-[.H39]" office:value-type="float" office:value="-108.936795590103" calcext:value-type="float">
            <text:p>-108.936795590103</text:p>
          </table:table-cell>
          <table:table-cell table:formula="of:=100-([.F39]-[.H39])/([.G39]-[.H39])*100" office:value-type="float" office:value="1.76200858086584" calcext:value-type="float">
            <text:p>1.7620085808658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85264720783292" calcext:value-type="float">
            <text:p>1.85264720783292</text:p>
          </table:table-cell>
          <table:table-cell table:formula="of:=LOG([.B40])" office:value-type="float" office:value="0.267792726238153" calcext:value-type="float">
            <text:p>0.267792726238153</text:p>
          </table:table-cell>
          <table:table-cell table:number-columns-repeated="2"/>
          <table:table-cell office:value-type="float" office:value="-4881.94168898575" calcext:value-type="float">
            <text:p>-4881.94168898575</text:p>
          </table:table-cell>
          <table:table-cell table:formula="of:=[.F40]-[.B40]" office:value-type="float" office:value="-4883.79433619358" calcext:value-type="float">
            <text:p>-4883.79433619358</text:p>
          </table:table-cell>
          <table:table-cell office:value-type="float" office:value="-4772.14134750972" calcext:value-type="float">
            <text:p>-4772.14134750972</text:p>
          </table:table-cell>
          <table:table-cell table:formula="of:=[.G40]-[.H40]" office:value-type="float" office:value="-111.652988683864" calcext:value-type="float">
            <text:p>-111.652988683864</text:p>
          </table:table-cell>
          <table:table-cell table:formula="of:=100-([.F40]-[.H40])/([.G40]-[.H40])*100" office:value-type="float" office:value="1.65929029726064" calcext:value-type="float">
            <text:p>1.6592902972606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80328227836614" calcext:value-type="float">
            <text:p>1.80328227836614</text:p>
          </table:table-cell>
          <table:table-cell table:formula="of:=LOG([.B41])" office:value-type="float" office:value="0.256063714709787" calcext:value-type="float">
            <text:p>0.256063714709787</text:p>
          </table:table-cell>
          <table:table-cell table:number-columns-repeated="2"/>
          <table:table-cell office:value-type="float" office:value="-4881.89244399812" calcext:value-type="float">
            <text:p>-4881.89244399812</text:p>
          </table:table-cell>
          <table:table-cell table:formula="of:=[.F41]-[.B41]" office:value-type="float" office:value="-4883.69572627649" calcext:value-type="float">
            <text:p>-4883.69572627649</text:p>
          </table:table-cell>
          <table:table-cell office:value-type="float" office:value="-4769.53035993403" calcext:value-type="float">
            <text:p>-4769.53035993403</text:p>
          </table:table-cell>
          <table:table-cell table:formula="of:=[.G41]-[.H41]" office:value-type="float" office:value="-114.165366342458" calcext:value-type="float">
            <text:p>-114.165366342458</text:p>
          </table:table-cell>
          <table:table-cell table:formula="of:=100-([.F41]-[.H41])/([.G41]-[.H41])*100" office:value-type="float" office:value="1.57953531455146" calcext:value-type="float">
            <text:p>1.57953531455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3379692162552" calcext:value-type="float">
            <text:p>1.43379692162552</text:p>
          </table:table-cell>
          <table:table-cell table:formula="of:=LOG([.B42])" office:value-type="float" office:value="0.156487643616981" calcext:value-type="float">
            <text:p>0.156487643616981</text:p>
          </table:table-cell>
          <table:table-cell table:number-columns-repeated="2"/>
          <table:table-cell office:value-type="float" office:value="-4882.18373605213" calcext:value-type="float">
            <text:p>-4882.18373605213</text:p>
          </table:table-cell>
          <table:table-cell table:formula="of:=[.F42]-[.B42]" office:value-type="float" office:value="-4883.61753297376" calcext:value-type="float">
            <text:p>-4883.61753297376</text:p>
          </table:table-cell>
          <table:table-cell office:value-type="float" office:value="-4767.13194766713" calcext:value-type="float">
            <text:p>-4767.13194766713</text:p>
          </table:table-cell>
          <table:table-cell table:formula="of:=[.G42]-[.H42]" office:value-type="float" office:value="-116.485585306626" calcext:value-type="float">
            <text:p>-116.485585306626</text:p>
          </table:table-cell>
          <table:table-cell table:formula="of:=100-([.F42]-[.H42])/([.G42]-[.H42])*100" office:value-type="float" office:value="1.2308792696123" calcext:value-type="float">
            <text:p>1.2308792696123</text:p>
          </table:table-cell>
        </table:table-row>
      </table:table>
      <table:table table:name="Sheet2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ngstroms from equilibrium reference</text:p>
          </table:table-cell>
          <table:table-cell office:value-type="string" calcext:value-type="string">
            <text:p>Error from CI</text:p>
          </table:table-cell>
          <table:table-cell office:value-type="string" calcext:value-type="string">
            <text:p>Log(Error from CI)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CI Energy</text:p>
          </table:table-cell>
          <table:table-cell office:value-type="string" calcext:value-type="string">
            <text:p>HF Energy</text:p>
          </table:table-cell>
          <table:table-cell office:value-type="string" calcext:value-type="string">
            <text:p>True E_corr</text:p>
          </table:table-cell>
          <table:table-cell office:value-type="string" calcext:value-type="string">
            <text:p>Error as percentage of correlation energy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0443856027098274" calcext:value-type="float">
            <text:p>0.000443856027098</text:p>
          </table:table-cell>
          <table:table-cell table:formula="of:=LOG([.B2])" office:value-type="float" office:value="-3.3527578784811" calcext:value-type="float">
            <text:p>-3.3527578784811</text:p>
          </table:table-cell>
          <table:table-cell table:number-columns-repeated="2"/>
          <table:table-cell office:value-type="float" office:value="-4580.60906895677" calcext:value-type="float">
            <text:p>-4580.60906895677</text:p>
          </table:table-cell>
          <table:table-cell table:formula="of:=[.F2]-[.B2]" office:value-type="float" office:value="-4580.60951281279" calcext:value-type="float">
            <text:p>-4580.60951281279</text:p>
          </table:table-cell>
          <table:table-cell office:value-type="float" office:value="-4569.11060989327" calcext:value-type="float">
            <text:p>-4569.11060989327</text:p>
          </table:table-cell>
          <table:table-cell table:formula="of:=[.G2]-[.H2]" office:value-type="float" office:value="-11.4989029195258" calcext:value-type="float">
            <text:p>-11.4989029195258</text:p>
          </table:table-cell>
          <table:table-cell table:formula="of:=100-([.F2]-[.H2])/([.G2]-[.H2])*100" office:value-type="float" office:value="0.00385998586419589" calcext:value-type="float">
            <text:p>0.003859985864196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000146949452350941" calcext:value-type="float">
            <text:p>0.000146949452351</text:p>
          </table:table-cell>
          <table:table-cell table:formula="of:=LOG([.B3])" office:value-type="float" office:value="-3.83283202811064" calcext:value-type="float">
            <text:p>-3.83283202811064</text:p>
          </table:table-cell>
          <table:table-cell table:number-columns-repeated="2"/>
          <table:table-cell office:value-type="float" office:value="-4700.91083719153" calcext:value-type="float">
            <text:p>-4700.91083719153</text:p>
          </table:table-cell>
          <table:table-cell table:formula="of:=[.F3]-[.B3]" office:value-type="float" office:value="-4700.91098414098" calcext:value-type="float">
            <text:p>-4700.91098414098</text:p>
          </table:table-cell>
          <table:table-cell office:value-type="float" office:value="-4689.56511210942" calcext:value-type="float">
            <text:p>-4689.56511210942</text:p>
          </table:table-cell>
          <table:table-cell table:formula="of:=[.G3]-[.H3]" office:value-type="float" office:value="-11.3458720315639" calcext:value-type="float">
            <text:p>-11.3458720315639</text:p>
          </table:table-cell>
          <table:table-cell table:formula="of:=100-([.F3]-[.H3])/([.G3]-[.H3])*100" office:value-type="float" office:value="0.00129517988874284" calcext:value-type="float">
            <text:p>0.00129517988874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table:style-name="ce2" office:value-type="float" office:value="0.0000827365296306576" calcext:value-type="float">
            <text:p>8.27E-05</text:p>
          </table:table-cell>
          <table:table-cell table:formula="of:=LOG([.B4])" office:value-type="float" office:value="-4.08230269946497" calcext:value-type="float">
            <text:p>-4.08230269946497</text:p>
          </table:table-cell>
          <table:table-cell table:number-columns-repeated="2"/>
          <table:table-cell office:value-type="float" office:value="-4784.52090893452" calcext:value-type="float">
            <text:p>-4784.52090893452</text:p>
          </table:table-cell>
          <table:table-cell table:formula="of:=[.F4]-[.B4]" office:value-type="float" office:value="-4784.52099167105" calcext:value-type="float">
            <text:p>-4784.52099167105</text:p>
          </table:table-cell>
          <table:table-cell office:value-type="float" office:value="-4773.44403664529" calcext:value-type="float">
            <text:p>-4773.44403664529</text:p>
          </table:table-cell>
          <table:table-cell table:formula="of:=[.G4]-[.H4]" office:value-type="float" office:value="-11.0769550257601" calcext:value-type="float">
            <text:p>-11.0769550257601</text:p>
          </table:table-cell>
          <table:table-cell table:formula="of:=100-([.F4]-[.H4])/([.G4]-[.H4])*100" office:value-type="float" office:value="0.000746924846225738" calcext:value-type="float">
            <text:p>0.000746924846226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table:style-name="ce2" office:value-type="float" office:value="0.0000498054494695401" calcext:value-type="float">
            <text:p>4.98E-05</text:p>
          </table:table-cell>
          <table:table-cell table:formula="of:=LOG([.B5])" office:value-type="float" office:value="-4.30272313625492" calcext:value-type="float">
            <text:p>-4.30272313625492</text:p>
          </table:table-cell>
          <table:table-cell table:number-columns-repeated="2"/>
          <table:table-cell office:value-type="float" office:value="-4842.36823977111" calcext:value-type="float">
            <text:p>-4842.36823977111</text:p>
          </table:table-cell>
          <table:table-cell table:formula="of:=[.F5]-[.B5]" office:value-type="float" office:value="-4842.36828957656" calcext:value-type="float">
            <text:p>-4842.36828957656</text:p>
          </table:table-cell>
          <table:table-cell office:value-type="float" office:value="-4831.62410230507" calcext:value-type="float">
            <text:p>-4831.62410230507</text:p>
          </table:table-cell>
          <table:table-cell table:formula="of:=[.G5]-[.H5]" office:value-type="float" office:value="-10.7441872714935" calcext:value-type="float">
            <text:p>-10.7441872714935</text:p>
          </table:table-cell>
          <table:table-cell table:formula="of:=100-([.F5]-[.H5])/([.G5]-[.H5])*100" office:value-type="float" office:value="0.000463557162362349" calcext:value-type="float">
            <text:p>0.00046355716236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table:style-name="ce2" office:value-type="float" office:value="0.0000391372234993636" calcext:value-type="float">
            <text:p>3.91E-05</text:p>
          </table:table-cell>
          <table:table-cell table:formula="of:=LOG([.B6])" office:value-type="float" office:value="-4.40740998761201" calcext:value-type="float">
            <text:p>-4.40740998761201</text:p>
          </table:table-cell>
          <table:table-cell table:number-columns-repeated="2"/>
          <table:table-cell office:value-type="float" office:value="-4881.97646376596" calcext:value-type="float">
            <text:p>-4881.97646376596</text:p>
          </table:table-cell>
          <table:table-cell table:formula="of:=[.F6]-[.B6]" office:value-type="float" office:value="-4881.97650290319" calcext:value-type="float">
            <text:p>-4881.97650290319</text:p>
          </table:table-cell>
          <table:table-cell office:value-type="float" office:value="-4871.5058307801" calcext:value-type="float">
            <text:p>-4871.5058307801</text:p>
          </table:table-cell>
          <table:table-cell table:formula="of:=[.G6]-[.H6]" office:value-type="float" office:value="-10.4706721230859" calcext:value-type="float">
            <text:p>-10.4706721230859</text:p>
          </table:table-cell>
          <table:table-cell table:formula="of:=100-([.F6]-[.H6])/([.G6]-[.H6])*100" office:value-type="float" office:value="0.000373779474244884" calcext:value-type="float">
            <text:p>0.00037377947424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style-name="ce2" office:value-type="float" office:value="0.0000338465646711387" calcext:value-type="float">
            <text:p>3.38E-05</text:p>
          </table:table-cell>
          <table:table-cell table:formula="of:=LOG([.B7])" office:value-type="float" office:value="-4.47048540438148" calcext:value-type="float">
            <text:p>-4.47048540438148</text:p>
          </table:table-cell>
          <table:table-cell table:number-columns-repeated="2"/>
          <table:table-cell office:value-type="float" office:value="-4908.67752611613" calcext:value-type="float">
            <text:p>-4908.67752611613</text:p>
          </table:table-cell>
          <table:table-cell table:formula="of:=[.F7]-[.B7]" office:value-type="float" office:value="-4908.6775599627" calcext:value-type="float">
            <text:p>-4908.6775599627</text:p>
          </table:table-cell>
          <table:table-cell office:value-type="float" office:value="-4898.34518321753" calcext:value-type="float">
            <text:p>-4898.34518321753</text:p>
          </table:table-cell>
          <table:table-cell table:formula="of:=[.G7]-[.H7]" office:value-type="float" office:value="-10.3323767451702" calcext:value-type="float">
            <text:p>-10.3323767451702</text:p>
          </table:table-cell>
          <table:table-cell table:formula="of:=100-([.F7]-[.H7])/([.G7]-[.H7])*100" office:value-type="float" office:value="0.000327577721250805" calcext:value-type="float">
            <text:p>0.000327577721251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table:style-name="ce2" office:value-type="float" office:value="0.0000319310326256595" calcext:value-type="float">
            <text:p>3.19E-05</text:p>
          </table:table-cell>
          <table:table-cell table:formula="of:=LOG([.B8])" office:value-type="float" office:value="-4.49578703647545" calcext:value-type="float">
            <text:p>-4.49578703647545</text:p>
          </table:table-cell>
          <table:table-cell table:number-columns-repeated="2"/>
          <table:table-cell office:value-type="float" office:value="-4926.20787784794" calcext:value-type="float">
            <text:p>-4926.20787784794</text:p>
          </table:table-cell>
          <table:table-cell table:formula="of:=[.F8]-[.B8]" office:value-type="float" office:value="-4926.20790977897" calcext:value-type="float">
            <text:p>-4926.20790977897</text:p>
          </table:table-cell>
          <table:table-cell office:value-type="float" office:value="-4915.83704714516" calcext:value-type="float">
            <text:p>-4915.83704714516</text:p>
          </table:table-cell>
          <table:table-cell table:formula="of:=[.G8]-[.H8]" office:value-type="float" office:value="-10.3708626338084" calcext:value-type="float">
            <text:p>-10.3708626338084</text:p>
          </table:table-cell>
          <table:table-cell table:formula="of:=100-([.F8]-[.H8])/([.G8]-[.H8])*100" office:value-type="float" office:value="0.00030789177394297" calcext:value-type="float">
            <text:p>0.000307891773943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table:style-name="ce2" office:value-type="float" office:value="0.0000320144441858857" calcext:value-type="float">
            <text:p>3.20E-05</text:p>
          </table:table-cell>
          <table:table-cell table:formula="of:=LOG([.B9])" office:value-type="float" office:value="-4.49465403371481" calcext:value-type="float">
            <text:p>-4.49465403371481</text:p>
          </table:table-cell>
          <table:table-cell table:number-columns-repeated="2"/>
          <table:table-cell office:value-type="float" office:value="-4937.15737743532" calcext:value-type="float">
            <text:p>-4937.15737743532</text:p>
          </table:table-cell>
          <table:table-cell table:formula="of:=[.F9]-[.B9]" office:value-type="float" office:value="-4937.15740944976" calcext:value-type="float">
            <text:p>-4937.15740944976</text:p>
          </table:table-cell>
          <table:table-cell office:value-type="float" office:value="-4926.54916612162" calcext:value-type="float">
            <text:p>-4926.54916612162</text:p>
          </table:table-cell>
          <table:table-cell table:formula="of:=[.G9]-[.H9]" office:value-type="float" office:value="-10.608243328139" calcext:value-type="float">
            <text:p>-10.608243328139</text:p>
          </table:table-cell>
          <table:table-cell table:formula="of:=100-([.F9]-[.H9])/([.G9]-[.H9])*100" office:value-type="float" office:value="0.000301788368943789" calcext:value-type="float">
            <text:p>0.00030178836894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style-name="ce2" office:value-type="float" office:value="0.0000350755096684346" calcext:value-type="float">
            <text:p>3.51E-05</text:p>
          </table:table-cell>
          <table:table-cell table:formula="of:=LOG([.B10])" office:value-type="float" office:value="-4.45499600969146" calcext:value-type="float">
            <text:p>-4.45499600969146</text:p>
          </table:table-cell>
          <table:table-cell table:number-columns-repeated="2"/>
          <table:table-cell office:value-type="float" office:value="-4943.33295052729" calcext:value-type="float">
            <text:p>-4943.33295052729</text:p>
          </table:table-cell>
          <table:table-cell table:formula="of:=[.F10]-[.B10]" office:value-type="float" office:value="-4943.3329856028" calcext:value-type="float">
            <text:p>-4943.3329856028</text:p>
          </table:table-cell>
          <table:table-cell office:value-type="float" office:value="-4932.2766111015" calcext:value-type="float">
            <text:p>-4932.2766111015</text:p>
          </table:table-cell>
          <table:table-cell table:formula="of:=[.G10]-[.H10]" office:value-type="float" office:value="-11.0563745013014" calcext:value-type="float">
            <text:p>-11.0563745013014</text:p>
          </table:table-cell>
          <table:table-cell table:formula="of:=100-([.F10]-[.H10])/([.G10]-[.H10])*100" office:value-type="float" office:value="0.000317242418930164" calcext:value-type="float">
            <text:p>0.00031724241893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table:style-name="ce2" office:value-type="float" office:value="0.0000387965146412519" calcext:value-type="float">
            <text:p>3.88E-05</text:p>
          </table:table-cell>
          <table:table-cell table:formula="of:=LOG([.B11])" office:value-type="float" office:value="-4.4112072883249" calcext:value-type="float">
            <text:p>-4.4112072883249</text:p>
          </table:table-cell>
          <table:table-cell table:number-columns-repeated="2"/>
          <table:table-cell office:value-type="float" office:value="-4946.02225012549" calcext:value-type="float">
            <text:p>-4946.02225012549</text:p>
          </table:table-cell>
          <table:table-cell table:formula="of:=[.F11]-[.B11]" office:value-type="float" office:value="-4946.02228892201" calcext:value-type="float">
            <text:p>-4946.02228892201</text:p>
          </table:table-cell>
          <table:table-cell office:value-type="float" office:value="-4934.29957477092" calcext:value-type="float">
            <text:p>-4934.29957477092</text:p>
          </table:table-cell>
          <table:table-cell table:formula="of:=[.G11]-[.H11]" office:value-type="float" office:value="-11.7227141510848" calcext:value-type="float">
            <text:p>-11.7227141510848</text:p>
          </table:table-cell>
          <table:table-cell table:formula="of:=100-([.F11]-[.H11])/([.G11]-[.H11])*100" office:value-type="float" office:value="0.000330951639455179" calcext:value-type="float">
            <text:p>0.000330951639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.0000462993337656252" calcext:value-type="float">
            <text:p>4.63E-05</text:p>
          </table:table-cell>
          <table:table-cell table:formula="of:=LOG([.B12])" office:value-type="float" office:value="-4.33442525831238" calcext:value-type="float">
            <text:p>-4.33442525831238</text:p>
          </table:table-cell>
          <table:table-cell table:number-columns-repeated="2"/>
          <table:table-cell office:value-type="float" office:value="-4946.16679984286" calcext:value-type="float">
            <text:p>-4946.16679984286</text:p>
          </table:table-cell>
          <table:table-cell table:formula="of:=[.F12]-[.B12]" office:value-type="float" office:value="-4946.1668461422" calcext:value-type="float">
            <text:p>-4946.1668461422</text:p>
          </table:table-cell>
          <table:table-cell office:value-type="float" office:value="-4933.55298619997" calcext:value-type="float">
            <text:p>-4933.55298619997</text:p>
          </table:table-cell>
          <table:table-cell table:formula="of:=[.G12]-[.H12]" office:value-type="float" office:value="-12.6138599422256" calcext:value-type="float">
            <text:p>-12.6138599422256</text:p>
          </table:table-cell>
          <table:table-cell table:formula="of:=100-([.F12]-[.H12])/([.G12]-[.H12])*100" office:value-type="float" office:value="0.000367051276356278" calcext:value-type="float">
            <text:p>0.00036705127635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" office:value-type="float" office:value="0.0000579624384966403" calcext:value-type="float">
            <text:p>5.80E-05</text:p>
          </table:table-cell>
          <table:table-cell table:formula="of:=LOG([.B13])" office:value-type="float" office:value="-4.2368533519214" calcext:value-type="float">
            <text:p>-4.2368533519214</text:p>
          </table:table-cell>
          <table:table-cell table:number-columns-repeated="2"/>
          <table:table-cell office:value-type="float" office:value="-4944.47087818274" calcext:value-type="float">
            <text:p>-4944.47087818274</text:p>
          </table:table-cell>
          <table:table-cell table:formula="of:=[.F13]-[.B13]" office:value-type="float" office:value="-4944.47093614518" calcext:value-type="float">
            <text:p>-4944.47093614518</text:p>
          </table:table-cell>
          <table:table-cell office:value-type="float" office:value="-4930.73345286839" calcext:value-type="float">
            <text:p>-4930.73345286839</text:p>
          </table:table-cell>
          <table:table-cell table:formula="of:=[.G13]-[.H13]" office:value-type="float" office:value="-13.73748327679" calcext:value-type="float">
            <text:p>-13.73748327679</text:p>
          </table:table-cell>
          <table:table-cell table:formula="of:=100-([.F13]-[.H13])/([.G13]-[.H13])*100" office:value-type="float" office:value="0.000421929091643847" calcext:value-type="float">
            <text:p>0.00042192909164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" office:value-type="float" office:value="0.0000751662773372122" calcext:value-type="float">
            <text:p>7.52E-05</text:p>
          </table:table-cell>
          <table:table-cell table:formula="of:=LOG([.B14])" office:value-type="float" office:value="-4.12397695796118" calcext:value-type="float">
            <text:p>-4.12397695796118</text:p>
          </table:table-cell>
          <table:table-cell table:number-columns-repeated="2"/>
          <table:table-cell office:value-type="float" office:value="-4941.47057664965" calcext:value-type="float">
            <text:p>-4941.47057664965</text:p>
          </table:table-cell>
          <table:table-cell table:formula="of:=[.F14]-[.B14]" office:value-type="float" office:value="-4941.47065181593" calcext:value-type="float">
            <text:p>-4941.47065181593</text:p>
          </table:table-cell>
          <table:table-cell office:value-type="float" office:value="-4926.36736715802" calcext:value-type="float">
            <text:p>-4926.36736715802</text:p>
          </table:table-cell>
          <table:table-cell table:formula="of:=[.G14]-[.H14]" office:value-type="float" office:value="-15.103284657911" calcext:value-type="float">
            <text:p>-15.103284657911</text:p>
          </table:table-cell>
          <table:table-cell table:formula="of:=100-([.F14]-[.H14])/([.G14]-[.H14])*100" office:value-type="float" office:value="0.000497681657236626" calcext:value-type="float">
            <text:p>0.0004976816572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101556037462515" calcext:value-type="float">
            <text:p>0.000101556037463</text:p>
          </table:table-cell>
          <table:table-cell table:formula="of:=LOG([.B15])" office:value-type="float" office:value="-3.99329425287253" calcext:value-type="float">
            <text:p>-3.99329425287253</text:p>
          </table:table-cell>
          <table:table-cell table:number-columns-repeated="2"/>
          <table:table-cell office:value-type="float" office:value="-4937.57942905388" calcext:value-type="float">
            <text:p>-4937.57942905388</text:p>
          </table:table-cell>
          <table:table-cell table:formula="of:=[.F15]-[.B15]" office:value-type="float" office:value="-4937.57953060992" calcext:value-type="float">
            <text:p>-4937.57953060992</text:p>
          </table:table-cell>
          <table:table-cell office:value-type="float" office:value="-4920.85614357527" calcext:value-type="float">
            <text:p>-4920.85614357527</text:p>
          </table:table-cell>
          <table:table-cell table:formula="of:=[.G15]-[.H15]" office:value-type="float" office:value="-16.723387034649" calcext:value-type="float">
            <text:p>-16.723387034649</text:p>
          </table:table-cell>
          <table:table-cell table:formula="of:=100-([.F15]-[.H15])/([.G15]-[.H15])*100" office:value-type="float" office:value="0.000607269551295531" calcext:value-type="float">
            <text:p>0.00060726955129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1132713813878" calcext:value-type="float">
            <text:p>0.000141132713814</text:p>
          </table:table-cell>
          <table:table-cell table:formula="of:=LOG([.B16])" office:value-type="float" office:value="-3.85037230742128" calcext:value-type="float">
            <text:p>-3.85037230742128</text:p>
          </table:table-cell>
          <table:table-cell table:number-columns-repeated="2"/>
          <table:table-cell office:value-type="float" office:value="-4933.12002012438" calcext:value-type="float">
            <text:p>-4933.12002012438</text:p>
          </table:table-cell>
          <table:table-cell table:formula="of:=[.F16]-[.B16]" office:value-type="float" office:value="-4933.12016125709" calcext:value-type="float">
            <text:p>-4933.12016125709</text:p>
          </table:table-cell>
          <table:table-cell office:value-type="float" office:value="-4914.50779304423" calcext:value-type="float">
            <text:p>-4914.50779304423</text:p>
          </table:table-cell>
          <table:table-cell table:formula="of:=[.G16]-[.H16]" office:value-type="float" office:value="-18.6123682128564" calcext:value-type="float">
            <text:p>-18.6123682128564</text:p>
          </table:table-cell>
          <table:table-cell table:formula="of:=100-([.F16]-[.H16])/([.G16]-[.H16])*100" office:value-type="float" office:value="0.000758273811769072" calcext:value-type="float">
            <text:p>0.0007582738117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96937527212529" calcext:value-type="float">
            <text:p>0.000196937527213</text:p>
          </table:table-cell>
          <table:table-cell table:formula="of:=LOG([.B17])" office:value-type="float" office:value="-3.70567151947177" calcext:value-type="float">
            <text:p>-3.70567151947177</text:p>
          </table:table-cell>
          <table:table-cell table:number-columns-repeated="2"/>
          <table:table-cell office:value-type="float" office:value="-4928.3466817049" calcext:value-type="float">
            <text:p>-4928.3466817049</text:p>
          </table:table-cell>
          <table:table-cell table:formula="of:=[.F17]-[.B17]" office:value-type="float" office:value="-4928.34687864243" calcext:value-type="float">
            <text:p>-4928.34687864243</text:p>
          </table:table-cell>
          <table:table-cell office:value-type="float" office:value="-4907.55993232393" calcext:value-type="float">
            <text:p>-4907.55993232393</text:p>
          </table:table-cell>
          <table:table-cell table:formula="of:=[.G17]-[.H17]" office:value-type="float" office:value="-20.786946318497" calcext:value-type="float">
            <text:p>-20.786946318497</text:p>
          </table:table-cell>
          <table:table-cell table:formula="of:=100-([.F17]-[.H17])/([.G17]-[.H17])*100" office:value-type="float" office:value="0.000947409610290606" calcext:value-type="float">
            <text:p>0.0009474096102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04956886607916" calcext:value-type="float">
            <text:p>0.000204956886608</text:p>
          </table:table-cell>
          <table:table-cell table:formula="of:=LOG([.B18])" office:value-type="float" office:value="-3.68833748468795" calcext:value-type="float">
            <text:p>-3.68833748468795</text:p>
          </table:table-cell>
          <table:table-cell table:number-columns-repeated="2"/>
          <table:table-cell office:value-type="float" office:value="-4923.4620925247" calcext:value-type="float">
            <text:p>-4923.4620925247</text:p>
          </table:table-cell>
          <table:table-cell table:formula="of:=[.F18]-[.B18]" office:value-type="float" office:value="-4923.46229748158" calcext:value-type="float">
            <text:p>-4923.46229748158</text:p>
          </table:table-cell>
          <table:table-cell office:value-type="float" office:value="-4900.19712582905" calcext:value-type="float">
            <text:p>-4900.19712582905</text:p>
          </table:table-cell>
          <table:table-cell table:formula="of:=[.G18]-[.H18]" office:value-type="float" office:value="-23.2651716525352" calcext:value-type="float">
            <text:p>-23.2651716525352</text:p>
          </table:table-cell>
          <table:table-cell table:formula="of:=100-([.F18]-[.H18])/([.G18]-[.H18])*100" office:value-type="float" office:value="0.000880960130672293" calcext:value-type="float">
            <text:p>0.0008809601306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734994780515744" calcext:value-type="float">
            <text:p>0.000734994780516</text:p>
          </table:table-cell>
          <table:table-cell table:formula="of:=LOG([.B19])" office:value-type="float" office:value="-3.13371574499915" calcext:value-type="float">
            <text:p>-3.13371574499915</text:p>
          </table:table-cell>
          <table:table-cell table:number-columns-repeated="2"/>
          <table:table-cell office:value-type="float" office:value="-4918.628384339" calcext:value-type="float">
            <text:p>-4918.628384339</text:p>
          </table:table-cell>
          <table:table-cell table:formula="of:=[.F19]-[.B19]" office:value-type="float" office:value="-4918.62911933378" calcext:value-type="float">
            <text:p>-4918.62911933378</text:p>
          </table:table-cell>
          <table:table-cell office:value-type="float" office:value="-4892.56425522178" calcext:value-type="float">
            <text:p>-4892.56425522178</text:p>
          </table:table-cell>
          <table:table-cell table:formula="of:=[.G19]-[.H19]" office:value-type="float" office:value="-26.0648641120015" calcext:value-type="float">
            <text:p>-26.0648641120015</text:p>
          </table:table-cell>
          <table:table-cell table:formula="of:=100-([.F19]-[.H19])/([.G19]-[.H19])*100" office:value-type="float" office:value="0.00281986807138423" calcext:value-type="float">
            <text:p>0.00281986807138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53507790233519" calcext:value-type="float">
            <text:p>0.005350779023352</text:p>
          </table:table-cell>
          <table:table-cell table:formula="of:=LOG([.B20])" office:value-type="float" office:value="-2.2715829841632" calcext:value-type="float">
            <text:p>-2.2715829841632</text:p>
          </table:table-cell>
          <table:table-cell table:number-columns-repeated="2"/>
          <table:table-cell office:value-type="float" office:value="-4913.9725775479" calcext:value-type="float">
            <text:p>-4913.9725775479</text:p>
          </table:table-cell>
          <table:table-cell table:formula="of:=[.F20]-[.B20]" office:value-type="float" office:value="-4913.97792832693" calcext:value-type="float">
            <text:p>-4913.97792832693</text:p>
          </table:table-cell>
          <table:table-cell office:value-type="float" office:value="-4884.77690084804" calcext:value-type="float">
            <text:p>-4884.77690084804</text:p>
          </table:table-cell>
          <table:table-cell table:formula="of:=[.G20]-[.H20]" office:value-type="float" office:value="-29.201027478889" calcext:value-type="float">
            <text:p>-29.201027478889</text:p>
          </table:table-cell>
          <table:table-cell table:formula="of:=100-([.F20]-[.H20])/([.G20]-[.H20])*100" office:value-type="float" office:value="0.0183239409208227" calcext:value-type="float">
            <text:p>0.01832394092082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133398248146277" calcext:value-type="float">
            <text:p>0.001333982481463</text:p>
          </table:table-cell>
          <table:table-cell table:formula="of:=LOG([.B21])" office:value-type="float" office:value="-2.87484987375831" calcext:value-type="float">
            <text:p>-2.87484987375831</text:p>
          </table:table-cell>
          <table:table-cell table:number-columns-repeated="2"/>
          <table:table-cell office:value-type="float" office:value="-4909.61011833964" calcext:value-type="float">
            <text:p>-4909.61011833964</text:p>
          </table:table-cell>
          <table:table-cell table:formula="of:=[.F21]-[.B21]" office:value-type="float" office:value="-4909.61145232212" calcext:value-type="float">
            <text:p>-4909.61145232212</text:p>
          </table:table-cell>
          <table:table-cell office:value-type="float" office:value="-4876.92929186988" calcext:value-type="float">
            <text:p>-4876.92929186988</text:p>
          </table:table-cell>
          <table:table-cell table:formula="of:=[.G21]-[.H21]" office:value-type="float" office:value="-32.6821604522356" calcext:value-type="float">
            <text:p>-32.6821604522356</text:p>
          </table:table-cell>
          <table:table-cell table:formula="of:=100-([.F21]-[.H21])/([.G21]-[.H21])*100" office:value-type="float" office:value="0.00408168390140418" calcext:value-type="float">
            <text:p>0.004081683901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75796251244883" calcext:value-type="float">
            <text:p>0.001757962512449</text:p>
          </table:table-cell>
          <table:table-cell table:formula="of:=LOG([.B22])" office:value-type="float" office:value="-2.75499039024643" calcext:value-type="float">
            <text:p>-2.75499039024643</text:p>
          </table:table-cell>
          <table:table-cell table:number-columns-repeated="2"/>
          <table:table-cell office:value-type="float" office:value="-4905.60423630744" calcext:value-type="float">
            <text:p>-4905.60423630744</text:p>
          </table:table-cell>
          <table:table-cell table:formula="of:=[.F22]-[.B22]" office:value-type="float" office:value="-4905.60599426995" calcext:value-type="float">
            <text:p>-4905.60599426995</text:p>
          </table:table-cell>
          <table:table-cell office:value-type="float" office:value="-4869.10015837204" calcext:value-type="float">
            <text:p>-4869.10015837204</text:p>
          </table:table-cell>
          <table:table-cell table:formula="of:=[.G22]-[.H22]" office:value-type="float" office:value="-36.5058358979168" calcext:value-type="float">
            <text:p>-36.5058358979168</text:p>
          </table:table-cell>
          <table:table-cell table:formula="of:=100-([.F22]-[.H22])/([.G22]-[.H22])*100" office:value-type="float" office:value="0.00481556570215957" calcext:value-type="float">
            <text:p>0.004815565702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291971697267332" calcext:value-type="float">
            <text:p>0.002919716972673</text:p>
          </table:table-cell>
          <table:table-cell table:formula="of:=LOG([.B23])" office:value-type="float" office:value="-2.53465924552542" calcext:value-type="float">
            <text:p>-2.53465924552542</text:p>
          </table:table-cell>
          <table:table-cell table:number-columns-repeated="2"/>
          <table:table-cell office:value-type="float" office:value="-4902.00837739307" calcext:value-type="float">
            <text:p>-4902.00837739307</text:p>
          </table:table-cell>
          <table:table-cell table:formula="of:=[.F23]-[.B23]" office:value-type="float" office:value="-4902.01129711005" calcext:value-type="float">
            <text:p>-4902.01129711005</text:p>
          </table:table-cell>
          <table:table-cell office:value-type="float" office:value="-4861.35674721337" calcext:value-type="float">
            <text:p>-4861.35674721337</text:p>
          </table:table-cell>
          <table:table-cell table:formula="of:=[.G23]-[.H23]" office:value-type="float" office:value="-40.6545498966707" calcext:value-type="float">
            <text:p>-40.6545498966707</text:p>
          </table:table-cell>
          <table:table-cell table:formula="of:=100-([.F23]-[.H23])/([.G23]-[.H23])*100" office:value-type="float" office:value="0.00718177173243362" calcext:value-type="float">
            <text:p>0.00718177173243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457087915620641" calcext:value-type="float">
            <text:p>0.004570879156206</text:p>
          </table:table-cell>
          <table:table-cell table:formula="of:=LOG([.B24])" office:value-type="float" office:value="-2.34000026033099" calcext:value-type="float">
            <text:p>-2.34000026033099</text:p>
          </table:table-cell>
          <table:table-cell table:number-columns-repeated="2"/>
          <table:table-cell office:value-type="float" office:value="-4898.84602288033" calcext:value-type="float">
            <text:p>-4898.84602288033</text:p>
          </table:table-cell>
          <table:table-cell table:formula="of:=[.F24]-[.B24]" office:value-type="float" office:value="-4898.85059375948" calcext:value-type="float">
            <text:p>-4898.85059375948</text:p>
          </table:table-cell>
          <table:table-cell office:value-type="float" office:value="-4853.75728803258" calcext:value-type="float">
            <text:p>-4853.75728803258</text:p>
          </table:table-cell>
          <table:table-cell table:formula="of:=[.G24]-[.H24]" office:value-type="float" office:value="-45.093305726904" calcext:value-type="float">
            <text:p>-45.093305726904</text:p>
          </table:table-cell>
          <table:table-cell table:formula="of:=100-([.F24]-[.H24])/([.G24]-[.H24])*100" office:value-type="float" office:value="0.010136491619221" calcext:value-type="float">
            <text:p>0.01013649161922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596843152559004" calcext:value-type="float">
            <text:p>0.00596843152559</text:p>
          </table:table-cell>
          <table:table-cell table:formula="of:=LOG([.B25])" office:value-type="float" office:value="-2.22413978432771" calcext:value-type="float">
            <text:p>-2.22413978432771</text:p>
          </table:table-cell>
          <table:table-cell table:number-columns-repeated="2"/>
          <table:table-cell office:value-type="float" office:value="-4896.11649123373" calcext:value-type="float">
            <text:p>-4896.11649123373</text:p>
          </table:table-cell>
          <table:table-cell table:formula="of:=[.F25]-[.B25]" office:value-type="float" office:value="-4896.12245966525" calcext:value-type="float">
            <text:p>-4896.12245966525</text:p>
          </table:table-cell>
          <table:table-cell office:value-type="float" office:value="-4846.35225598326" calcext:value-type="float">
            <text:p>-4846.35225598326</text:p>
          </table:table-cell>
          <table:table-cell table:formula="of:=[.G25]-[.H25]" office:value-type="float" office:value="-49.7702036819901" calcext:value-type="float">
            <text:p>-49.7702036819901</text:p>
          </table:table-cell>
          <table:table-cell table:formula="of:=100-([.F25]-[.H25])/([.G25]-[.H25])*100" office:value-type="float" office:value="0.0119919772957928" calcext:value-type="float">
            <text:p>0.01199197729579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922712618137821" calcext:value-type="float">
            <text:p>0.009227126181378</text:p>
          </table:table-cell>
          <table:table-cell table:formula="of:=LOG([.B26])" office:value-type="float" office:value="-2.03493354035102" calcext:value-type="float">
            <text:p>-2.03493354035102</text:p>
          </table:table-cell>
          <table:table-cell table:number-columns-repeated="2"/>
          <table:table-cell office:value-type="float" office:value="-4893.79589801016" calcext:value-type="float">
            <text:p>-4893.79589801016</text:p>
          </table:table-cell>
          <table:table-cell table:formula="of:=[.F26]-[.B26]" office:value-type="float" office:value="-4893.80512513634" calcext:value-type="float">
            <text:p>-4893.80512513634</text:p>
          </table:table-cell>
          <table:table-cell office:value-type="float" office:value="-4839.18482080596" calcext:value-type="float">
            <text:p>-4839.18482080596</text:p>
          </table:table-cell>
          <table:table-cell table:formula="of:=[.G26]-[.H26]" office:value-type="float" office:value="-54.6203043303767" calcext:value-type="float">
            <text:p>-54.6203043303767</text:p>
          </table:table-cell>
          <table:table-cell table:formula="of:=100-([.F26]-[.H26])/([.G26]-[.H26])*100" office:value-type="float" office:value="0.0168932163490325" calcext:value-type="float">
            <text:p>0.0168932163490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243694816159481" calcext:value-type="float">
            <text:p>0.024369481615948</text:p>
          </table:table-cell>
          <table:table-cell table:formula="of:=LOG([.B27])" office:value-type="float" office:value="-1.61315370896578" calcext:value-type="float">
            <text:p>-1.61315370896578</text:p>
          </table:table-cell>
          <table:table-cell table:number-columns-repeated="2"/>
          <table:table-cell office:value-type="float" office:value="-4891.83824215317" calcext:value-type="float">
            <text:p>-4891.83824215317</text:p>
          </table:table-cell>
          <table:table-cell table:formula="of:=[.F27]-[.B27]" office:value-type="float" office:value="-4891.86261163478" calcext:value-type="float">
            <text:p>-4891.86261163478</text:p>
          </table:table-cell>
          <table:table-cell office:value-type="float" office:value="-4832.29086584436" calcext:value-type="float">
            <text:p>-4832.29086584436</text:p>
          </table:table-cell>
          <table:table-cell table:formula="of:=[.G27]-[.H27]" office:value-type="float" office:value="-59.5717457904284" calcext:value-type="float">
            <text:p>-59.5717457904284</text:p>
          </table:table-cell>
          <table:table-cell table:formula="of:=100-([.F27]-[.H27])/([.G27]-[.H27])*100" office:value-type="float" office:value="0.0409077848784847" calcext:value-type="float">
            <text:p>0.04090778487848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282821390272094" calcext:value-type="float">
            <text:p>0.028282139027209</text:p>
          </table:table-cell>
          <table:table-cell table:formula="of:=LOG([.B28])" office:value-type="float" office:value="-1.54848774718832" calcext:value-type="float">
            <text:p>-1.54848774718832</text:p>
          </table:table-cell>
          <table:table-cell table:number-columns-repeated="2"/>
          <table:table-cell office:value-type="float" office:value="-4890.22297237589" calcext:value-type="float">
            <text:p>-4890.22297237589</text:p>
          </table:table-cell>
          <table:table-cell table:formula="of:=[.F28]-[.B28]" office:value-type="float" office:value="-4890.25125451492" calcext:value-type="float">
            <text:p>-4890.25125451492</text:p>
          </table:table-cell>
          <table:table-cell office:value-type="float" office:value="-4825.69889982823" calcext:value-type="float">
            <text:p>-4825.69889982823</text:p>
          </table:table-cell>
          <table:table-cell table:formula="of:=[.G28]-[.H28]" office:value-type="float" office:value="-64.5523546866934" calcext:value-type="float">
            <text:p>-64.5523546866934</text:p>
          </table:table-cell>
          <table:table-cell table:formula="of:=100-([.F28]-[.H28])/([.G28]-[.H28])*100" office:value-type="float" office:value="0.0438127147563705" calcext:value-type="float">
            <text:p>0.04381271475637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308040539915129" calcext:value-type="float">
            <text:p>0.030804053991513</text:p>
          </table:table-cell>
          <table:table-cell table:formula="of:=LOG([.B29])" office:value-type="float" office:value="-1.51139212407474" calcext:value-type="float">
            <text:p>-1.51139212407474</text:p>
          </table:table-cell>
          <table:table-cell table:number-columns-repeated="2"/>
          <table:table-cell office:value-type="float" office:value="-4888.89445990359" calcext:value-type="float">
            <text:p>-4888.89445990359</text:p>
          </table:table-cell>
          <table:table-cell table:formula="of:=[.F29]-[.B29]" office:value-type="float" office:value="-4888.92526395758" calcext:value-type="float">
            <text:p>-4888.92526395758</text:p>
          </table:table-cell>
          <table:table-cell office:value-type="float" office:value="-4819.43008528591" calcext:value-type="float">
            <text:p>-4819.43008528591</text:p>
          </table:table-cell>
          <table:table-cell table:formula="of:=[.G29]-[.H29]" office:value-type="float" office:value="-69.4951786716738" calcext:value-type="float">
            <text:p>-69.4951786716738</text:p>
          </table:table-cell>
          <table:table-cell table:formula="of:=100-([.F29]-[.H29])/([.G29]-[.H29])*100" office:value-type="float" office:value="0.0443254547725758" calcext:value-type="float">
            <text:p>0.04432545477257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336642097976162" calcext:value-type="float">
            <text:p>0.033664209797616</text:p>
          </table:table-cell>
          <table:table-cell table:formula="of:=LOG([.B30])" office:value-type="float" office:value="-1.47283157530156" calcext:value-type="float">
            <text:p>-1.47283157530156</text:p>
          </table:table-cell>
          <table:table-cell table:number-columns-repeated="2"/>
          <table:table-cell office:value-type="float" office:value="-4887.80698150229" calcext:value-type="float">
            <text:p>-4887.80698150229</text:p>
          </table:table-cell>
          <table:table-cell table:formula="of:=[.F30]-[.B30]" office:value-type="float" office:value="-4887.84064571208" calcext:value-type="float">
            <text:p>-4887.84064571208</text:p>
          </table:table-cell>
          <table:table-cell office:value-type="float" office:value="-4813.4984970231" calcext:value-type="float">
            <text:p>-4813.4984970231</text:p>
          </table:table-cell>
          <table:table-cell table:formula="of:=[.G30]-[.H30]" office:value-type="float" office:value="-74.3421486889783" calcext:value-type="float">
            <text:p>-74.3421486889783</text:p>
          </table:table-cell>
          <table:table-cell table:formula="of:=100-([.F30]-[.H30])/([.G30]-[.H30])*100" office:value-type="float" office:value="0.0452828044264919" calcext:value-type="float">
            <text:p>0.04528280442649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459844818429967" calcext:value-type="float">
            <text:p>0.045984481842997</text:p>
          </table:table-cell>
          <table:table-cell table:formula="of:=LOG([.B31])" office:value-type="float" office:value="-1.33738870281826" calcext:value-type="float">
            <text:p>-1.33738870281826</text:p>
          </table:table-cell>
          <table:table-cell table:number-columns-repeated="2"/>
          <table:table-cell office:value-type="float" office:value="-4886.91147263009" calcext:value-type="float">
            <text:p>-4886.91147263009</text:p>
          </table:table-cell>
          <table:table-cell table:formula="of:=[.F31]-[.B31]" office:value-type="float" office:value="-4886.95745711193" calcext:value-type="float">
            <text:p>-4886.95745711193</text:p>
          </table:table-cell>
          <table:table-cell office:value-type="float" office:value="-4807.9116307705" calcext:value-type="float">
            <text:p>-4807.9116307705</text:p>
          </table:table-cell>
          <table:table-cell table:formula="of:=[.G31]-[.H31]" office:value-type="float" office:value="-79.0458263414303" calcext:value-type="float">
            <text:p>-79.0458263414303</text:p>
          </table:table-cell>
          <table:table-cell table:formula="of:=100-([.F31]-[.H31])/([.G31]-[.H31])*100" office:value-type="float" office:value="0.0581744590090239" calcext:value-type="float">
            <text:p>0.058174459009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31562784368342" calcext:value-type="float">
            <text:p>0.043156278436834</text:p>
          </table:table-cell>
          <table:table-cell table:formula="of:=LOG([.B32])" office:value-type="float" office:value="-1.36495601357285" calcext:value-type="float">
            <text:p>-1.36495601357285</text:p>
          </table:table-cell>
          <table:table-cell table:number-columns-repeated="2"/>
          <table:table-cell office:value-type="float" office:value="-4886.1976166115" calcext:value-type="float">
            <text:p>-4886.1976166115</text:p>
          </table:table-cell>
          <table:table-cell table:formula="of:=[.F32]-[.B32]" office:value-type="float" office:value="-4886.24077288993" calcext:value-type="float">
            <text:p>-4886.24077288993</text:p>
          </table:table-cell>
          <table:table-cell office:value-type="float" office:value="-4802.67111526078" calcext:value-type="float">
            <text:p>-4802.67111526078</text:p>
          </table:table-cell>
          <table:table-cell table:formula="of:=[.G32]-[.H32]" office:value-type="float" office:value="-83.5696576291575" calcext:value-type="float">
            <text:p>-83.5696576291575</text:p>
          </table:table-cell>
          <table:table-cell table:formula="of:=100-([.F32]-[.H32])/([.G32]-[.H32])*100" office:value-type="float" office:value="0.0516410856060787" calcext:value-type="float">
            <text:p>0.05164108560607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974150838604712" calcext:value-type="float">
            <text:p>0.097415083860471</text:p>
          </table:table-cell>
          <table:table-cell table:formula="of:=LOG([.B33])" office:value-type="float" office:value="-1.01137379127156" calcext:value-type="float">
            <text:p>-1.01137379127156</text:p>
          </table:table-cell>
          <table:table-cell table:number-columns-repeated="2"/>
          <table:table-cell office:value-type="float" office:value="-4885.56339482011" calcext:value-type="float">
            <text:p>-4885.56339482011</text:p>
          </table:table-cell>
          <table:table-cell table:formula="of:=[.F33]-[.B33]" office:value-type="float" office:value="-4885.66080990397" calcext:value-type="float">
            <text:p>-4885.66080990397</text:p>
          </table:table-cell>
          <table:table-cell office:value-type="float" office:value="-4797.77355256629" calcext:value-type="float">
            <text:p>-4797.77355256629</text:p>
          </table:table-cell>
          <table:table-cell table:formula="of:=[.G33]-[.H33]" office:value-type="float" office:value="-87.8872573376702" calcext:value-type="float">
            <text:p>-87.8872573376702</text:p>
          </table:table-cell>
          <table:table-cell table:formula="of:=100-([.F33]-[.H33])/([.G33]-[.H33])*100" office:value-type="float" office:value="0.110840964675759" calcext:value-type="float">
            <text:p>0.11084096467575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43225275986698" calcext:value-type="float">
            <text:p>0.343225275986698</text:p>
          </table:table-cell>
          <table:table-cell table:formula="of:=LOG([.B34])" office:value-type="float" office:value="-0.464420737089817" calcext:value-type="float">
            <text:p>-0.464420737089817</text:p>
          </table:table-cell>
          <table:table-cell table:number-columns-repeated="2"/>
          <table:table-cell office:value-type="float" office:value="-4884.84936229466" calcext:value-type="float">
            <text:p>-4884.84936229466</text:p>
          </table:table-cell>
          <table:table-cell table:formula="of:=[.F34]-[.B34]" office:value-type="float" office:value="-4885.19258757064" calcext:value-type="float">
            <text:p>-4885.19258757064</text:p>
          </table:table-cell>
          <table:table-cell office:value-type="float" office:value="-4793.21140628003" calcext:value-type="float">
            <text:p>-4793.21140628003</text:p>
          </table:table-cell>
          <table:table-cell table:formula="of:=[.G34]-[.H34]" office:value-type="float" office:value="-91.9811812906091" calcext:value-type="float">
            <text:p>-91.9811812906091</text:p>
          </table:table-cell>
          <table:table-cell table:formula="of:=100-([.F34]-[.H34])/([.G34]-[.H34])*100" office:value-type="float" office:value="0.373147279879234" calcext:value-type="float">
            <text:p>0.37314727987923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286921148451161" calcext:value-type="float">
            <text:p>0.286921148451161</text:p>
          </table:table-cell>
          <table:table-cell table:formula="of:=LOG([.B35])" office:value-type="float" office:value="-0.542237439494889" calcext:value-type="float">
            <text:p>-0.542237439494889</text:p>
          </table:table-cell>
          <table:table-cell table:number-columns-repeated="2"/>
          <table:table-cell office:value-type="float" office:value="-4884.52845954872" calcext:value-type="float">
            <text:p>-4884.52845954872</text:p>
          </table:table-cell>
          <table:table-cell table:formula="of:=[.F35]-[.B35]" office:value-type="float" office:value="-4884.81538069717" calcext:value-type="float">
            <text:p>-4884.81538069717</text:p>
          </table:table-cell>
          <table:table-cell office:value-type="float" office:value="-4788.97387066247" calcext:value-type="float">
            <text:p>-4788.97387066247</text:p>
          </table:table-cell>
          <table:table-cell table:formula="of:=[.G35]-[.H35]" office:value-type="float" office:value="-95.8415100346974" calcext:value-type="float">
            <text:p>-95.8415100346974</text:p>
          </table:table-cell>
          <table:table-cell table:formula="of:=100-([.F35]-[.H35])/([.G35]-[.H35])*100" office:value-type="float" office:value="0.299370438077801" calcext:value-type="float">
            <text:p>0.2993704380778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547286276428222" calcext:value-type="float">
            <text:p>0.547286276428222</text:p>
          </table:table-cell>
          <table:table-cell table:formula="of:=LOG([.B36])" office:value-type="float" office:value="-0.261785441947429" calcext:value-type="float">
            <text:p>-0.261785441947429</text:p>
          </table:table-cell>
          <table:table-cell table:number-columns-repeated="2"/>
          <table:table-cell office:value-type="float" office:value="-4883.96483100934" calcext:value-type="float">
            <text:p>-4883.96483100934</text:p>
          </table:table-cell>
          <table:table-cell table:formula="of:=[.F36]-[.B36]" office:value-type="float" office:value="-4884.51211728577" calcext:value-type="float">
            <text:p>-4884.51211728577</text:p>
          </table:table-cell>
          <table:table-cell office:value-type="float" office:value="-4785.04767362342" calcext:value-type="float">
            <text:p>-4785.04767362342</text:p>
          </table:table-cell>
          <table:table-cell table:formula="of:=[.G36]-[.H36]" office:value-type="float" office:value="-99.4644436623521" calcext:value-type="float">
            <text:p>-99.4644436623521</text:p>
          </table:table-cell>
          <table:table-cell table:formula="of:=100-([.F36]-[.H36])/([.G36]-[.H36])*100" office:value-type="float" office:value="0.550233084584491" calcext:value-type="float">
            <text:p>0.55023308458449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462928548074069" calcext:value-type="float">
            <text:p>0.462928548074069</text:p>
          </table:table-cell>
          <table:table-cell table:formula="of:=LOG([.B37])" office:value-type="float" office:value="-0.334486036135015" calcext:value-type="float">
            <text:p>-0.334486036135015</text:p>
          </table:table-cell>
          <table:table-cell table:number-columns-repeated="2"/>
          <table:table-cell office:value-type="float" office:value="-4883.80587241477" calcext:value-type="float">
            <text:p>-4883.80587241477</text:p>
          </table:table-cell>
          <table:table-cell table:formula="of:=[.F37]-[.B37]" office:value-type="float" office:value="-4884.26880096285" calcext:value-type="float">
            <text:p>-4884.26880096285</text:p>
          </table:table-cell>
          <table:table-cell office:value-type="float" office:value="-4781.41778649355" calcext:value-type="float">
            <text:p>-4781.41778649355</text:p>
          </table:table-cell>
          <table:table-cell table:formula="of:=[.G37]-[.H37]" office:value-type="float" office:value="-102.851014469302" calcext:value-type="float">
            <text:p>-102.851014469302</text:p>
          </table:table-cell>
          <table:table-cell table:formula="of:=100-([.F37]-[.H37])/([.G37]-[.H37])*100" office:value-type="float" office:value="0.450096239169653" calcext:value-type="float">
            <text:p>0.45009623916965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42170309805483" calcext:value-type="float">
            <text:p>0.442170309805483</text:p>
          </table:table-cell>
          <table:table-cell table:formula="of:=LOG([.B38])" office:value-type="float" office:value="-0.354410422138442" calcext:value-type="float">
            <text:p>-0.354410422138442</text:p>
          </table:table-cell>
          <table:table-cell table:number-columns-repeated="2"/>
          <table:table-cell office:value-type="float" office:value="-4883.63182328477" calcext:value-type="float">
            <text:p>-4883.63182328477</text:p>
          </table:table-cell>
          <table:table-cell table:formula="of:=[.F38]-[.B38]" office:value-type="float" office:value="-4884.07399359457" calcext:value-type="float">
            <text:p>-4884.07399359457</text:p>
          </table:table-cell>
          <table:table-cell office:value-type="float" office:value="-4778.06802934621" calcext:value-type="float">
            <text:p>-4778.06802934621</text:p>
          </table:table-cell>
          <table:table-cell table:formula="of:=[.G38]-[.H38]" office:value-type="float" office:value="-106.005964248359" calcext:value-type="float">
            <text:p>-106.005964248359</text:p>
          </table:table-cell>
          <table:table-cell table:formula="of:=100-([.F38]-[.H38])/([.G38]-[.H38])*100" office:value-type="float" office:value="0.417118331916797" calcext:value-type="float">
            <text:p>0.41711833191679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556516699506417" calcext:value-type="float">
            <text:p>0.556516699506417</text:p>
          </table:table-cell>
          <table:table-cell table:formula="of:=LOG([.B39])" office:value-type="float" office:value="-0.254521799173527" calcext:value-type="float">
            <text:p>-0.254521799173527</text:p>
          </table:table-cell>
          <table:table-cell table:number-columns-repeated="2"/>
          <table:table-cell office:value-type="float" office:value="-4883.36185225947" calcext:value-type="float">
            <text:p>-4883.36185225947</text:p>
          </table:table-cell>
          <table:table-cell table:formula="of:=[.F39]-[.B39]" office:value-type="float" office:value="-4883.91836895898" calcext:value-type="float">
            <text:p>-4883.91836895898</text:p>
          </table:table-cell>
          <table:table-cell office:value-type="float" office:value="-4774.98157336888" calcext:value-type="float">
            <text:p>-4774.98157336888</text:p>
          </table:table-cell>
          <table:table-cell table:formula="of:=[.G39]-[.H39]" office:value-type="float" office:value="-108.936795590103" calcext:value-type="float">
            <text:p>-108.936795590103</text:p>
          </table:table-cell>
          <table:table-cell table:formula="of:=100-([.F39]-[.H39])/([.G39]-[.H39])*100" office:value-type="float" office:value="0.510862006259643" calcext:value-type="float">
            <text:p>0.51086200625964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30569903596943" calcext:value-type="float">
            <text:p>0.430569903596943</text:p>
          </table:table-cell>
          <table:table-cell table:formula="of:=LOG([.B40])" office:value-type="float" office:value="-0.365956330198961" calcext:value-type="float">
            <text:p>-0.365956330198961</text:p>
          </table:table-cell>
          <table:table-cell table:number-columns-repeated="2"/>
          <table:table-cell office:value-type="float" office:value="-4883.36376628999" calcext:value-type="float">
            <text:p>-4883.36376628999</text:p>
          </table:table-cell>
          <table:table-cell table:formula="of:=[.F40]-[.B40]" office:value-type="float" office:value="-4883.79433619358" calcext:value-type="float">
            <text:p>-4883.79433619358</text:p>
          </table:table-cell>
          <table:table-cell office:value-type="float" office:value="-4772.14134750972" calcext:value-type="float">
            <text:p>-4772.14134750972</text:p>
          </table:table-cell>
          <table:table-cell table:formula="of:=[.G40]-[.H40]" office:value-type="float" office:value="-111.652988683864" calcext:value-type="float">
            <text:p>-111.652988683864</text:p>
          </table:table-cell>
          <table:table-cell table:formula="of:=100-([.F40]-[.H40])/([.G40]-[.H40])*100" office:value-type="float" office:value="0.385632224154648" calcext:value-type="float">
            <text:p>0.38563222415464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395087547593405" calcext:value-type="float">
            <text:p>0.395087547593405</text:p>
          </table:table-cell>
          <table:table-cell table:formula="of:=LOG([.B41])" office:value-type="float" office:value="-0.403306658237296" calcext:value-type="float">
            <text:p>-0.403306658237296</text:p>
          </table:table-cell>
          <table:table-cell table:number-columns-repeated="2"/>
          <table:table-cell office:value-type="float" office:value="-4883.3006387289" calcext:value-type="float">
            <text:p>-4883.3006387289</text:p>
          </table:table-cell>
          <table:table-cell table:formula="of:=[.F41]-[.B41]" office:value-type="float" office:value="-4883.69572627649" calcext:value-type="float">
            <text:p>-4883.69572627649</text:p>
          </table:table-cell>
          <table:table-cell office:value-type="float" office:value="-4769.53035993403" calcext:value-type="float">
            <text:p>-4769.53035993403</text:p>
          </table:table-cell>
          <table:table-cell table:formula="of:=[.G41]-[.H41]" office:value-type="float" office:value="-114.165366342458" calcext:value-type="float">
            <text:p>-114.165366342458</text:p>
          </table:table-cell>
          <table:table-cell table:formula="of:=100-([.F41]-[.H41])/([.G41]-[.H41])*100" office:value-type="float" office:value="0.346066027071529" calcext:value-type="float">
            <text:p>0.346066027071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1370224488095" calcext:value-type="float">
            <text:p>0.401370224488095</text:p>
          </table:table-cell>
          <table:table-cell table:formula="of:=LOG([.B42])" office:value-type="float" office:value="-0.396454848640157" calcext:value-type="float">
            <text:p>-0.396454848640157</text:p>
          </table:table-cell>
          <table:table-cell table:number-columns-repeated="2"/>
          <table:table-cell office:value-type="float" office:value="-4883.21616274927" calcext:value-type="float">
            <text:p>-4883.21616274927</text:p>
          </table:table-cell>
          <table:table-cell table:formula="of:=[.F42]-[.B42]" office:value-type="float" office:value="-4883.61753297376" calcext:value-type="float">
            <text:p>-4883.61753297376</text:p>
          </table:table-cell>
          <table:table-cell office:value-type="float" office:value="-4767.13194766713" calcext:value-type="float">
            <text:p>-4767.13194766713</text:p>
          </table:table-cell>
          <table:table-cell table:formula="of:=[.G42]-[.H42]" office:value-type="float" office:value="-116.485585306626" calcext:value-type="float">
            <text:p>-116.485585306626</text:p>
          </table:table-cell>
          <table:table-cell table:formula="of:=100-([.F42]-[.H42])/([.G42]-[.H42])*100" office:value-type="float" office:value="0.344566431487479" calcext:value-type="float">
            <text:p>0.344566431487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57:19.207836146</meta:creation-date>
    <dc:date>2020-10-07T08:10:26.996828718</dc:date>
    <meta:editing-duration>PT18H30M21S</meta:editing-duration>
    <meta:editing-cycles>3</meta:editing-cycles>
    <meta:generator>LibreOffice/6.0.7.3$Linux_X86_64 LibreOffice_project/00m0$Build-3</meta:generator>
    <meta:document-statistic meta:table-count="2" meta:cell-count="672" meta:object-count="0"/>
  </office:meta>
</office:document-meta>
</file>